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thin solid #000000" fo:border-bottom="thin solid #000000"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2.75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25.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38.25pt" style:use-optimal-row-height="true" fo:break-before="auto"/>
    </style:style>
    <style:style style:name="ro7" style:family="table-row">
      <style:table-row-properties style:row-height="51pt" style:use-optimal-row-height="true" fo:break-before="auto"/>
    </style:style>
    <style:style style:name="ro8" style:family="table-row">
      <style:table-row-properties style:row-height="54pt" style:use-optimal-row-height="false" fo:break-before="auto"/>
    </style:style>
    <style:style style:name="ro9" style:family="table-row">
      <style:table-row-properties style:row-height="27.75pt" style:use-optimal-row-height="false" fo:break-before="auto"/>
    </style:style>
    <style:style style:name="ro10" style:family="table-row">
      <style:table-row-properties style:row-height="30pt" style:use-optimal-row-height="false" fo:break-before="auto"/>
    </style:style>
    <style:style style:name="ro11" style:family="table-row">
      <style:table-row-properties style:row-height="76.5pt" style:use-optimal-row-height="true" fo:break-before="auto"/>
    </style:style>
    <style:style style:name="ro12" style:family="table-row">
      <style:table-row-properties style:row-height="89.25pt" style:use-optimal-row-height="true" fo:break-before="auto"/>
    </style:style>
    <style:style style:name="ro13" style:family="table-row">
      <style:table-row-properties style:row-height="63.75pt" style:use-optimal-row-height="true" fo:break-before="auto"/>
    </style:style>
    <style:style style:name="ro14" style:family="table-row">
      <style:table-row-properties style:row-height="102pt" style:use-optimal-row-height="true" fo:break-before="auto"/>
    </style:style>
    <style:style style:name="ro15" style:family="table-row">
      <style:table-row-properties style:row-height="178.5pt" style:use-optimal-row-height="true" fo:break-before="auto"/>
    </style:style>
    <style:style style:name="ro16" style:family="table-row">
      <style:table-row-properties style:row-height="204pt" style:use-optimal-row-height="true" fo:break-before="auto"/>
    </style:style>
    <style:style style:name="ro17" style:family="table-row">
      <style:table-row-properties style:row-height="165.75pt" style:use-optimal-row-height="true" fo:break-before="auto"/>
    </style:style>
    <style:style style:name="ro18" style:family="table-row">
      <style:table-row-properties style:row-height="153pt" style:use-optimal-row-height="true" fo:break-before="auto"/>
    </style:style>
    <style:style style:name="ro19" style:family="table-row">
      <style:table-row-properties style:row-height="140.25pt" style:use-optimal-row-height="true" fo:break-before="auto"/>
    </style:style>
    <style:style style:name="ro20" style:family="table-row">
      <style:table-row-properties style:row-height="127.5pt" style:use-optimal-row-height="true" fo:break-before="auto"/>
    </style:style>
    <style:style style:name="ro21" style:family="table-row">
      <style:table-row-properties style:row-height="105pt" style:use-optimal-row-height="false" fo:break-before="auto"/>
    </style:style>
    <style:style style:name="ro22" style:family="table-row">
      <style:table-row-properties style:row-height="114.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6">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1" table:style-name="ce3">
            <text:p>1.0</text:p>
          </table:table-cell>
          <table:table-cell table:style-name="ce4"/>
          <table:table-cell table:style-name="ce5"/>
          <table:table-cell table:style-name="ce6"/>
          <table:table-cell table:number-columns-repeated="16379" table:style-name="ce7"/>
        </table:table-row>
        <table:table-row table:style-name="ro1">
          <table:table-cell table:number-columns-repeated="16384"/>
        </table:table-row>
        <table:table-row table:style-name="ro2">
          <table:table-cell office:value-type="string" table:style-name="ce8">
            <text:p>KEY:</text:p>
          </table:table-cell>
          <table:table-cell office:value-type="string" table:style-name="ce9">
            <text:p>Implemented tests</text:p>
          </table:table-cell>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style-name="ce12">
            <text:p>TBD/Unknown/Define test at later date.</text:p>
          </table:table-cell>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3">
            <text:p>E2E</text:p>
          </table:table-cell>
          <table:table-cell office:value-type="string" table:number-columns-spanned="3" table:number-rows-spanned="1" table:style-name="ce55">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3">
            <text:p>Bare Namespace</text:p>
          </table:table-cell>
          <table:table-cell office:value-type="string" table:number-columns-spanned="3" table:number-rows-spanned="1" table:style-name="ce55">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Meta Namespace</text:p>
          </table:table-cell>
          <table:table-cell office:value-type="string" table:number-columns-spanned="3" table:number-rows-spanned="1" table:style-name="ce55">
            <text:p>Namespaces supporting meta data, and E2E is disabled; Implies: Identify.LBAF[Identify.FLBAS].MS=!0, Identify.DPS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E2E Namespace</text:p>
          </table:table-cell>
          <table:table-cell office:value-type="string" table:number-columns-spanned="3" table:number-rows-spanned="1" table:style-name="ce55">
            <text:p>Namepspaces supporting meta data, and E2E is enabled; Implies: Identify.LBAF[Identify.FLBAS].MS=!0, Identify.DPS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dword++, dwordK</text:p>
          </table:table-cell>
          <table:table-cell office:value-type="string" table:number-columns-spanned="3" table:number-rows-spanned="1" table:style-name="ce55">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word++, workK</text:p>
          </table:table-cell>
          <table:table-cell office:value-type="string" table:number-columns-spanned="3" table:number-rows-spanned="1" table:style-name="ce55">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3">
            <text:p>byte++, byteK</text:p>
          </table:table-cell>
          <table:table-cell office:value-type="string" table:number-columns-spanned="3" table:number-rows-spanned="1" table:style-name="ce55">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5">
            <text:p>Group Name</text:p>
          </table:table-cell>
          <table:table-cell office:value-type="string" table:style-name="ce16">
            <text:p>Group Purpose; Place in group hdr file</text:p>
          </table:table-cell>
          <table:table-cell office:value-type="string" table:style-name="ce17">
            <text:p>Tests</text:p>
          </table:table-cell>
          <table:table-cell office:value-type="string" table:style-name="ce18">
            <text:p>Compliance String</text:p>
          </table:table-cell>
          <table:table-cell office:value-type="string" table:content-validation-name="val1" table:style-name="ce19">
            <text:p>Short Description</text:p>
          </table:table-cell>
          <table:table-cell office:value-type="string" table:style-name="ce15">
            <text:p>Long Description</text:p>
          </table:table-cell>
          <table:table-cell office:value-type="string" table:style-name="ce16">
            <text:p>Special Notes</text:p>
          </table:table-cell>
          <table:table-cell table:number-columns-repeated="16377" table:style-name="ce20"/>
        </table:table-row>
        <table:table-row table:style-name="ro5">
          <table:table-cell office:value-type="string" table:style-name="ce21">
            <text:p>GrpInformative</text:p>
          </table:table-cell>
          <table:table-cell office:value-type="string" table:number-columns-spanned="1" table:number-rows-spanned="4" table:style-name="ce56">
            <text:p>To gather constant operating metrics from the DUT, dump that data and perhaps make it available to the gInformative singleton</text:p>
          </table:table-cell>
          <table:table-cell office:value-type="string" table:style-name="ce22">
            <text:p>DumpRegisters_r10b</text:p>
          </table:table-cell>
          <table:table-cell office:value-type="string" table:style-name="ce23">
            <text:p>revision 1.0b, section 2</text:p>
          </table:table-cell>
          <table:table-cell office:value-type="string" table:content-validation-name="val1" table:style-name="ce24">
            <text:p>Dump all registers</text:p>
          </table:table-cell>
          <table:table-cell office:value-type="string" table:style-name="ce24">
            <text:p>Dumps the value of every register, to 2 separate files</text:p>
          </table:table-cell>
          <table:table-cell table:style-name="ce13"/>
          <table:table-cell table:number-columns-repeated="16377" table:style-name="ce25"/>
        </table:table-row>
        <table:table-row-group table:display="false">
          <table:table-row table:style-name="ro3" table:visibility="collapse">
            <table:table-cell table:style-name="ce26"/>
            <table:covered-table-cell/>
            <table:table-cell office:value-type="string" table:style-name="ce27">
              <text:p>CreateACQASQ_r10b</text:p>
            </table:table-cell>
            <table:table-cell office:value-type="string" table:style-name="ce28">
              <text:p>revision 1.0b, section 7</text:p>
            </table:table-cell>
            <table:table-cell office:value-type="string" table:content-validation-name="val1" table:style-name="ce29">
              <text:p>Create an ACQ &amp; ASQ</text:p>
            </table:table-cell>
            <table:table-cell office:value-type="string" table:style-name="ce30">
              <text:p>Create ACQ &amp; ASQ kernel objects with group lifespan. Report this data to the log directory filename: CreateACQASQ_r10b</text:p>
            </table:table-cell>
            <table:table-cell table:style-name="ce13"/>
            <table:table-cell table:number-columns-repeated="16377" table:style-name="ce25"/>
          </table:table-row>
          <table:table-row table:style-name="ro3" table:visibility="collapse">
            <table:table-cell table:style-name="ce26"/>
            <table:covered-table-cell/>
            <table:table-cell office:value-type="string" table:style-name="ce27">
              <text:p>DumpIdentifyData_r10b</text:p>
            </table:table-cell>
            <table:table-cell office:value-type="string" table:style-name="ce31">
              <text:p>revision 1.0b, section 7</text:p>
            </table:table-cell>
            <table:table-cell office:value-type="string" table:content-validation-name="val1" table:style-name="ce32">
              <text:p>Issue the identify cmd</text:p>
            </table:table-cell>
            <table:table-cell office:value-type="string" table:style-name="ce33">
              <text:p>Issue the identify cmd to the ASQ. Request both controller and all namspc pages. Dump this data to the log directory.</text:p>
            </table:table-cell>
            <table:table-cell table:style-name="ce13"/>
            <table:table-cell table:number-columns-repeated="16377" table:style-name="ce25"/>
          </table:table-row>
          <table:table-row table:style-name="ro3" table:visibility="collapse">
            <table:table-cell table:style-name="ce26"/>
            <table:covered-table-cell/>
            <table:table-cell office:value-type="string" table:style-name="ce27">
              <text:p>DumpGetFeatures_r10b</text:p>
            </table:table-cell>
            <table:table-cell office:value-type="string" table:style-name="ce28">
              <text:p>revision 1.0b, section 7</text:p>
            </table:table-cell>
            <table:table-cell office:value-type="string" table:content-validation-name="val1" table:style-name="ce30">
              <text:p>Issue the get features cmd</text:p>
            </table:table-cell>
            <table:table-cell office:value-type="string" table:style-name="ce30">
              <text:p>Issue the get features cmd to the ASQ. Request various feature identifiers which are deemed important enough to retrieve for all tests to view easily.</text:p>
            </table:table-cell>
            <table:table-cell table:style-name="ce13"/>
            <table:table-cell table:number-columns-repeated="16377" table:style-name="ce25"/>
          </table:table-row>
        </table:table-row-group>
        <table:table-row table:style-name="ro6">
          <table:table-cell office:value-type="string" table:style-name="ce13">
            <text:p>GrpPciRegisters</text:p>
          </table:table-cell>
          <table:table-cell office:value-type="string" table:style-name="ce13">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3">
            <text:p>revision 1.0b, section 2</text:p>
          </table:table-cell>
          <table:table-cell office:value-type="string" table:content-validation-name="val1" table:style-name="ce30">
            <text:p>Validate all PCI registers syntactically</text:p>
          </table:table-cell>
          <table:table-cell office:value-type="string" table:style-name="ce13">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1"/>
        </table:table-row>
        <table:table-row table:style-name="ro6">
          <table:table-cell office:value-type="string" table:style-name="ce34">
            <text:p>GrpCtrlRegisters</text:p>
          </table:table-cell>
          <table:table-cell office:value-type="string" table:number-columns-spanned="1" table:number-rows-spanned="2" table:style-name="ce56">
            <text:p>Verify valid operation of the ctrl'r register space</text:p>
          </table:table-cell>
          <table:table-cell office:value-type="string" table:style-name="ce35">
            <text:p>AllCtrlrRegs_r10b</text:p>
          </table:table-cell>
          <table:table-cell office:value-type="string" table:style-name="ce13">
            <text:p>revision 1.0b, section 3</text:p>
          </table:table-cell>
          <table:table-cell office:value-type="string" table:content-validation-name="val1" table:style-name="ce36">
            <text:p>Validate all controller registers syntactically</text:p>
          </table:table-cell>
          <table:table-cell office:value-type="string" table:style-name="ce34">
            <text:p>Validates the following; the RO fields which are not implementation specific contain default values; The RO fields cannot be written; All ASCII fields only contain chars 0x20 to 0x7e.</text:p>
          </table:table-cell>
          <table:table-cell table:style-name="ce13"/>
          <table:table-cell table:number-columns-repeated="16377" table:style-name="ce37"/>
        </table:table-row>
        <table:table-row-group table:display="false">
          <table:table-row table:style-name="ro7" table:visibility="collapse">
            <table:table-cell table:style-name="ce38"/>
            <table:covered-table-cell/>
            <table:table-cell office:value-type="string" table:style-name="ce35">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3">
              <text:p>revision 1.0b, section 3</text:p>
            </table:table-cell>
            <table:table-cell office:value-type="string" table:content-validation-name="val1" table:style-name="ce36">
              <text:p>Verify approp registers are reset to default values</text:p>
            </table:table-cell>
            <table:table-cell office:value-type="string" table:style-name="ce34">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3"/>
            <table:table-cell table:number-columns-repeated="16377" table:style-name="ce37"/>
          </table:table-row>
        </table:table-row-group>
        <table:table-row table:style-name="ro3">
          <table:table-cell office:value-type="string" table:style-name="ce39">
            <text:p>GrpBasicInit</text:p>
          </table:table-cell>
          <table:table-cell office:value-type="string" table:number-columns-spanned="1" table:number-rows-spanned="13" table:style-name="ce56">
            <text:p>Verify basic initialization tasks that new hardware will desire to perform for a quick power up general health and quick understanding as to rudimentary features.</text:p>
          </table:table-cell>
          <table:table-cell office:value-type="string" table:style-name="ce27">
            <text:p>CreateACQASQ_r10b</text:p>
          </table:table-cell>
          <table:table-cell office:value-type="string" table:style-name="ce13">
            <text:p>revision 1.0b, section 7</text:p>
          </table:table-cell>
          <table:table-cell office:value-type="string" table:content-validation-name="val1" table:style-name="ce34">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1"/>
        </table:table-row>
        <table:table-row-group table:display="false">
          <table:table-row table:style-name="ro6" table:visibility="collapse">
            <table:table-cell table:style-name="ce40"/>
            <table:covered-table-cell/>
            <table:table-cell office:value-type="string" table:style-name="ce27">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3">
              <text:p>revision 1.0b, section 7</text:p>
            </table:table-cell>
            <table:table-cell office:value-type="string" table:content-validation-name="val1" table:style-name="ce34">
              <text:p>Create contiguous IOCQ(poll) and IOSQ's</text:p>
            </table:table-cell>
            <table:table-cell office:value-type="string" table:style-name="ce34">
              <text:p>Issue the admin cmds Create 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6" table:visibility="collapse">
            <table:table-cell table:style-name="ce40"/>
            <table:covered-table-cell/>
            <table:table-cell office:value-type="string" table:style-name="ce27">
              <text:p>CreateIOQDiscontigPoll_r10b</text:p>
            </table:table-cell>
            <table:table-cell office:value-type="string" table:style-name="ce13">
              <text:p>revision 1.0b, section 7</text:p>
            </table:table-cell>
            <table:table-cell office:value-type="string" table:content-validation-name="val1" table:style-name="ce34">
              <text:p>Create discontiguous IOCQ(poll) and IOSQ's</text:p>
            </table:table-cell>
            <table:table-cell office:value-type="string" table:style-name="ce34">
              <text:p>Issue the admin cmds Create dis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3" table:visibility="collapse">
            <table:table-cell table:style-name="ce40"/>
            <table:covered-table-cell/>
            <table:table-cell office:value-type="string" table:style-name="ce27">
              <text:p>WriteDataPat_r10b</text:p>
            </table:table-cell>
            <table:table-cell office:value-type="string" table:style-name="ce13">
              <text:p>revision 1.0b, section 6</text:p>
            </table:table-cell>
            <table:table-cell office:value-type="string" table:content-validation-name="val1" table:style-name="ce34">
              <text:p>Write a well known data pattern to media</text:p>
            </table:table-cell>
            <table:table-cell office:value-type="string" table:style-name="ce34">
              <text:p>Issue an NVM cmd set write command with a well known data pattern to namspc #1. The write command shall be completely generic.</text:p>
            </table:table-cell>
            <table:table-cell table:style-name="ce28"/>
            <table:table-cell table:number-columns-repeated="16377" table:style-name="ce1"/>
          </table:table-row>
          <table:table-row table:style-name="ro6" table:visibility="collapse">
            <table:table-cell table:style-name="ce40"/>
            <table:covered-table-cell/>
            <table:table-cell office:value-type="string" table:style-name="ce27">
              <text:p>VerifyDataPat_r10b</text:p>
            </table:table-cell>
            <table:table-cell office:value-type="string" table:style-name="ce13">
              <text:p>revision 1.0b, section 6</text:p>
            </table:table-cell>
            <table:table-cell office:value-type="string" table:content-validation-name="val1" table:style-name="ce34">
              <text:p>Verify a well known data pattern from media</text:p>
            </table:table-cell>
            <table:table-cell office:value-type="string" table:style-name="ce34">
              <text:p>Issue an NVM cmd set read command and compare the data with a previously written well known data pattern from namspc #1. The read command shall be completely generic.</text:p>
            </table:table-cell>
            <table:table-cell table:style-name="ce28"/>
            <table:table-cell table:number-columns-repeated="16377" table:style-name="ce1"/>
          </table:table-row>
          <table:table-row table:style-name="ro7" table:visibility="collapse">
            <table:table-cell table:style-name="ce40"/>
            <table:covered-table-cell/>
            <table:table-cell office:value-type="string" table:style-name="ce27">
              <text:p>DeleteIOQContig_r10b</text:p>
            </table:table-cell>
            <table:table-cell office:value-type="string" table:style-name="ce13">
              <text:p>revision 1.0b, section 7</text:p>
            </table:table-cell>
            <table:table-cell office:value-type="string" table:content-validation-name="val1" table:style-name="ce34">
              <text:p>Delete contiguous IOCQ and IOSQ's</text:p>
            </table:table-cell>
            <table:table-cell office:value-type="string" table:style-name="ce34">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7" table:visibility="collapse">
            <table:table-cell table:style-name="ce40"/>
            <table:covered-table-cell/>
            <table:table-cell office:value-type="string" table:style-name="ce27">
              <text:p>DeleteIOQDiscontig_r10b</text:p>
            </table:table-cell>
            <table:table-cell office:value-type="string" table:style-name="ce13">
              <text:p>revision 1.0b, section 7</text:p>
            </table:table-cell>
            <table:table-cell office:value-type="string" table:content-validation-name="val1" table:style-name="ce34">
              <text:p>Delete discontiguous IOCQ and IOSQ's</text:p>
            </table:table-cell>
            <table:table-cell office:value-type="string" table:style-name="ce34">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6" table:visibility="collapse">
            <table:table-cell table:style-name="ce40"/>
            <table:covered-table-cell/>
            <table:table-cell office:value-type="string" table:style-name="ce27">
              <text:p>CreateIOQContigISR_r10b</text:p>
            </table:table-cell>
            <table:table-cell office:value-type="string" table:style-name="ce13">
              <text:p>revision 1.0b, section 7</text:p>
            </table:table-cell>
            <table:table-cell office:value-type="string" table:content-validation-name="val1" table:style-name="ce34">
              <text:p>Create contiguous IOCQ(ISR) and IOSQ's</text:p>
            </table:table-cell>
            <table:table-cell office:value-type="string" table:style-name="ce34">
              <text:p>Issue the admin cmds Create contiguous I/O SQ and Create I/Q CQ(ISR) to the ASQ and reap the resulting CE's from the ACQ to certify those Q's have been created.</text:p>
            </table:table-cell>
            <table:table-cell table:style-name="ce28"/>
            <table:table-cell table:number-columns-repeated="16377" table:style-name="ce1"/>
          </table:table-row>
          <table:table-row table:style-name="ro6" table:visibility="collapse">
            <table:table-cell table:style-name="ce40"/>
            <table:covered-table-cell/>
            <table:table-cell office:value-type="string" table:style-name="ce27">
              <text:p>CreateIOQDiscontigISR_r10b</text:p>
            </table:table-cell>
            <table:table-cell office:value-type="string" table:style-name="ce13">
              <text:p>revision 1.0b, section 7</text:p>
            </table:table-cell>
            <table:table-cell office:value-type="string" table:content-validation-name="val1" table:style-name="ce34">
              <text:p>Create discontiguous IOCQ(ISR) and IOSQ's</text:p>
            </table:table-cell>
            <table:table-cell office:value-type="string" table:style-name="ce34">
              <text:p>Issue the admin cmds Create discontiguous I/O SQ and Create I/Q CQ(ISR) to the ASQ and reap the resulting CE's from the ACQ to certify those Q's have been created.</text:p>
            </table:table-cell>
            <table:table-cell table:style-name="ce28"/>
            <table:table-cell table:number-columns-repeated="16377" table:style-name="ce1"/>
          </table:table-row>
          <table:table-row table:style-name="ro4" table:visibility="collapse">
            <table:table-cell table:style-name="ce40"/>
            <table:covered-table-cell/>
            <table:table-cell office:value-type="string" table:style-name="ce27">
              <text:p>WriteDataPat_r10b</text:p>
            </table:table-cell>
            <table:table-cell office:value-type="string" table:number-columns-spanned="3" table:number-rows-spanned="1" table:style-name="ce57">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visibility="collapse">
            <table:table-cell table:style-name="ce40"/>
            <table:covered-table-cell/>
            <table:table-cell office:value-type="string" table:style-name="ce27">
              <text:p>VerifyDataPat_r10b</text:p>
            </table:table-cell>
            <table:table-cell office:value-type="string" table:number-columns-spanned="3" table:number-rows-spanned="1" table:style-name="ce57">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visibility="collapse">
            <table:table-cell table:style-name="ce40"/>
            <table:covered-table-cell/>
            <table:table-cell office:value-type="string" table:style-name="ce27">
              <text:p>DeleteIOQContig_r10b</text:p>
            </table:table-cell>
            <table:table-cell office:value-type="string" table:number-columns-spanned="3" table:number-rows-spanned="1" table:style-name="ce57">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visibility="collapse">
            <table:table-cell table:style-name="ce40"/>
            <table:covered-table-cell/>
            <table:table-cell office:value-type="string" table:style-name="ce27">
              <text:p>DeleteIOQDiscontig_r10b</text:p>
            </table:table-cell>
            <table:table-cell office:value-type="string" table:number-columns-spanned="3" table:number-rows-spanned="1" table:style-name="ce57">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group>
        <table:table-row table:style-name="ro8">
          <table:table-cell office:value-type="string" table:style-name="ce39">
            <text:p>GrpResets</text:p>
          </table:table-cell>
          <table:table-cell office:value-type="string" table:number-columns-spanned="1" table:number-rows-spanned="3" table:style-name="ce56">
            <text:p>All reset related testing will be grouped within</text:p>
          </table:table-cell>
          <table:table-cell office:value-type="string" table:style-name="ce35">
            <text:p>CtrlrResetIOQDeleted</text:p>
          </table:table-cell>
          <table:table-cell office:value-type="string" table:style-name="ce13">
            <text:p>revision 1.0b, section 7</text:p>
          </table:table-cell>
          <table:table-cell office:value-type="string" table:content-validation-name="val1" table:style-name="ce29">
            <text:p>Ctrlr resets cause IOSQ &amp; IOCQ's to be deleted</text:p>
          </table:table-cell>
          <table:table-cell office:value-type="string" table:style-name="ce34">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8"/>
          <table:table-cell table:number-columns-repeated="16377" table:style-name="ce1"/>
        </table:table-row>
        <table:table-row-group table:display="false">
          <table:table-row table:style-name="ro6" table:visibility="collapse">
            <table:table-cell table:style-name="ce41"/>
            <table:covered-table-cell/>
            <table:table-cell office:value-type="string" table:style-name="ce29">
              <text:p>CtrlrResetAsyncEventAbort</text:p>
            </table:table-cell>
            <table:table-cell office:value-type="string" table:style-name="ce13">
              <text:p>revision 1.0b, section 5</text:p>
            </table:table-cell>
            <table:table-cell office:value-type="string" table:content-validation-name="val1" table:style-name="ce29">
              <text:p>Ctrlr resets cause async events to become aborted.</text:p>
            </table:table-cell>
            <table:table-cell office:value-type="string" table:style-name="ce34">
              <text:p>A ctrlr reset doesn't remove the ACQ, thus all outstanding async req cmds will be aborted by a CE in the ACQ. The ACQ can be interrogated while (CC.EN=0) to verify their existennce.</text:p>
            </table:table-cell>
            <table:table-cell table:style-name="ce28"/>
            <table:table-cell table:number-columns-repeated="16377" table:style-name="ce1"/>
          </table:table-row>
          <table:table-row table:style-name="ro9" table:visibility="collapse">
            <table:table-cell table:style-name="ce42"/>
            <table:covered-table-cell/>
            <table:table-cell office:value-type="string" table:style-name="ce29">
              <text:p>CtrlrResetNotEffectAdminQ</text:p>
            </table:table-cell>
            <table:table-cell office:value-type="string" table:style-name="ce13">
              <text:p>revision 1.0b, section 5</text:p>
            </table:table-cell>
            <table:table-cell office:value-type="string" table:content-validation-name="val1" table:style-name="ce29">
              <text:p>Ctrlr resets do not affect ACQ or ASQ.</text:p>
            </table:table-cell>
            <table:table-cell office:value-type="string" table:style-name="ce34">
              <text:p>Create ACQ &amp; ASQ, cause (CC.EN=0), then re-enable ctrlr, verify the admin Q's are still operation by sending an Identify and verifying it completes successfully.</text:p>
            </table:table-cell>
            <table:table-cell table:style-name="ce28"/>
            <table:table-cell table:number-columns-repeated="16377" table:style-name="ce1"/>
          </table:table-row>
        </table:table-row-group>
        <table:table-row table:style-name="ro6">
          <table:table-cell office:value-type="string" table:style-name="ce39">
            <text:p>GrpGeneralCmds</text:p>
          </table:table-cell>
          <table:table-cell office:value-type="string" table:number-columns-spanned="1" table:number-rows-spanned="4" table:style-name="ce58">
            <text:p>To test a command's features that are common to all command sets.</text:p>
          </table:table-cell>
          <table:table-cell office:value-type="string" table:style-name="ce43">
            <text:p>CIDAcceptedASQ_r10b</text:p>
          </table:table-cell>
          <table:table-cell office:value-type="string" table:style-name="ce44">
            <text:p>revision 1.0b, section 4</text:p>
          </table:table-cell>
          <table:table-cell office:value-type="string" table:content-validation-name="val1" table:style-name="ce45">
            <text:p>Verify all CID values are accepted in ASQ</text:p>
          </table:table-cell>
          <table:table-cell office:value-type="string" table:style-name="ce46">
            <text:p>Issue Identify CMD 65536 + 1 times and verify that the dnvme assigned CID value is unique each time. Each command must complete in success and be reaped from the ACQ.</text:p>
          </table:table-cell>
          <table:table-cell table:style-name="ce28"/>
          <table:table-cell table:number-columns-repeated="16377" table:style-name="ce1"/>
        </table:table-row>
        <table:table-row-group>
          <table:table-row table:style-name="ro6">
            <table:table-cell table:style-name="ce42"/>
            <table:covered-table-cell/>
            <table:table-cell office:value-type="string" table:style-name="ce43">
              <text:p>CIDAcceptedIOSQ_r10b</text:p>
            </table:table-cell>
            <table:table-cell office:value-type="string" table:style-name="ce44">
              <text:p>revision 1.0b, section 4</text:p>
            </table:table-cell>
            <table:table-cell office:value-type="string" table:content-validation-name="val1" table:style-name="ce45">
              <text:p>Verify all CID values accepted in an IOSQ</text:p>
            </table:table-cell>
            <table:table-cell office:value-type="string" table:style-name="ce46">
              <text:p>Issue Identify CMD 65536 + 1 times and verify that the dnvme assigned CID value is unique each time. Each command must complete in success and be reaped from the IOSQ.</text:p>
            </table:table-cell>
            <table:table-cell table:style-name="ce28"/>
            <table:table-cell table:number-columns-repeated="16377" table:style-name="ce1"/>
          </table:table-row>
          <table:table-row table:style-name="ro6">
            <table:table-cell table:style-name="ce42"/>
            <table:covered-table-cell/>
            <table:table-cell office:value-type="string" table:style-name="ce43">
              <text:p>IllegalAdminCmds_10b</text:p>
            </table:table-cell>
            <table:table-cell office:value-type="string" table:style-name="ce44">
              <text:p>revision 1.0b, section 5</text:p>
            </table:table-cell>
            <table:table-cell office:value-type="string" table:content-validation-name="val1" table:style-name="ce45">
              <text:p>Issue illegal admin cmd set opcodes</text:p>
            </table:table-cell>
            <table:table-cell office:value-type="string" table:style-name="ce46">
              <text:p>Don't test vendor specific opcodes, then determine all supported admin cmds based upon the NVM cmd set and issue all other illegal opcodes. <text:s/>Verify status code in the CE of ACQ is 1h.</text:p>
            </table:table-cell>
            <table:table-cell table:style-name="ce28"/>
            <table:table-cell table:number-columns-repeated="16377" table:style-name="ce1"/>
          </table:table-row>
          <table:table-row table:style-name="ro10">
            <table:table-cell table:style-name="ce42"/>
            <table:covered-table-cell/>
            <table:table-cell office:value-type="string" table:style-name="ce43">
              <text:p>IllegalNVMCmds_10b</text:p>
            </table:table-cell>
            <table:table-cell office:value-type="string" table:style-name="ce44">
              <text:p>revision 1.0b, section 6</text:p>
            </table:table-cell>
            <table:table-cell office:value-type="string" table:content-validation-name="val1" table:style-name="ce45">
              <text:p>Issue illegal nvm cmd set opcodes</text:p>
            </table:table-cell>
            <table:table-cell office:value-type="string" table:style-name="ce46">
              <text:p>Don't test vendor specific opcodes, then determine all supported NVM cmds and issue all other illegal opcodes. <text:s/>Verify status code in the CE of ACQ is 1h.</text:p>
            </table:table-cell>
            <table:table-cell table:style-name="ce28"/>
            <table:table-cell table:number-columns-repeated="16377" table:style-name="ce1"/>
          </table:table-row>
        </table:table-row-group>
        <table:table-row table:style-name="ro7">
          <table:table-cell office:value-type="string" table:style-name="ce39">
            <text:p>GrpQueues</text:p>
          </table:table-cell>
          <table:table-cell office:value-type="string" table:number-columns-spanned="1" table:number-rows-spanned="15" table:style-name="ce56">
            <text:p>Validate general queue functionality.</text:p>
          </table:table-cell>
          <table:table-cell office:value-type="string" table:style-name="ce47">
            <text:p>InitialStateAdmin_r10b</text:p>
          </table:table-cell>
          <table:table-cell office:value-type="string" table:style-name="ce43">
            <text:p>revision 1.0b, section 4</text:p>
          </table:table-cell>
          <table:table-cell office:value-type="string" table:content-validation-name="val1" table:style-name="ce45">
            <text:p>Validate new ASQ/ACQ pointer initial states</text:p>
          </table:table-cell>
          <table:table-cell office:value-type="string" table:style-name="ce34">
            <text:p>Create ana 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8"/>
          <table:table-cell table:number-columns-repeated="16377" table:style-name="ce1"/>
        </table:table-row>
        <table:table-row-group>
          <table:table-row table:style-name="ro7">
            <table:table-cell table:style-name="ce48"/>
            <table:covered-table-cell/>
            <table:table-cell office:value-type="string" table:style-name="ce49">
              <text:p>AdminQRollChkSame_r10b</text:p>
            </table:table-cell>
            <table:table-cell office:value-type="string" table:style-name="ce43">
              <text:p>revision 1.0b, section 4</text:p>
            </table:table-cell>
            <table:table-cell office:value-type="string" table:content-validation-name="val1" table:style-name="ce45">
              <text:p>Validate admin Q doorbell rollover when Q's same size</text:p>
            </table:table-cell>
            <table:table-cell office:value-type="string" table:style-name="ce34">
              <text:p>Create an ASQ/ACQ pair of size 2 thru 4096 in steps of a defined constant. Issue (max Q size plus 2) generic identify cmds to fill and rollover the Q's, reaping each cmd as one is submitted, verify each CE.SQID is correct while filling. Verify ASQ tail_ptr = 2, ACQ head_ptr = 2, and CE.SQHD = 2.</text:p>
            </table:table-cell>
            <table:table-cell table:style-name="ce28"/>
            <table:table-cell table:number-columns-repeated="16377" table:style-name="ce1"/>
          </table:table-row>
          <table:table-row table:style-name="ro11">
            <table:table-cell table:style-name="ce48"/>
            <table:covered-table-cell/>
            <table:table-cell office:value-type="string" table:style-name="ce49">
              <text:p>AdminQRollChkDiff_r10b</text:p>
            </table:table-cell>
            <table:table-cell office:value-type="string" table:style-name="ce43">
              <text:p>revision 1.0b, section 4</text:p>
            </table:table-cell>
            <table:table-cell office:value-type="string" table:content-validation-name="val1" table:style-name="ce45">
              <text:p>Validate admin Q doorbell rollover when Q's different size</text:p>
            </table:table-cell>
            <table:table-cell office:value-type="string" table:style-name="ce34">
              <text:p>Create an ASQ/ACQ pair of size 2 thru 4096 in steps of a defined constant; however the ASQ starts with max size while the ACQ starts with min size. Issue (max Q size plus 2) w/r to the ASQ using generic identify cmd to fill and rollover the Q's, reaping each cmd as one is submitted, verify each CE.SQID is correct while filling. Verify ASQ tail_ptr = 2, ACQ head_ptr = &lt;calc_based_on_ACQ_size&gt;, and CE.SQHD = 2.</text:p>
            </table:table-cell>
            <table:table-cell table:style-name="ce28"/>
            <table:table-cell table:number-columns-repeated="16377" table:style-name="ce1"/>
          </table:table-row>
          <table:table-row table:style-name="ro12">
            <table:table-cell table:style-name="ce48"/>
            <table:covered-table-cell/>
            <table:table-cell office:value-type="string" table:style-name="ce49">
              <text:p>IOQRollChkSame_r10b</text:p>
            </table:table-cell>
            <table:table-cell office:value-type="string" table:style-name="ce43">
              <text:p>revision 1.0b, section 4</text:p>
            </table:table-cell>
            <table:table-cell office:value-type="string" table:content-validation-name="val1" table:style-name="ce45">
              <text:p>Validate IOQ doorbell rollover when IOQ's same size</text:p>
            </table:table-cell>
            <table:table-cell office:value-type="string" table:style-name="ce34">
              <text:p>Search for 1 of the following namspcs to run test. Find 1st bare namspc, or find 1st meta namspc, or find 1st E2E namspc. Create an IOSQ/IOCQ pair of size 2 thru CAP.MQES in steps of a defined constant. Issue (max Q size plus 2) generic NVM write cmds, sending 1 block and approp supporting meta/E2E if neccessary to the selected namspc at LBA 0, to fill and rollover the Q's, reaping each cmd as one is submitted, verify each CE.SQID is correct while filling. Verify IOSQ tail_ptr = 2, IOCQ head_ptr = 2, and CE.SQHD = 2.</text:p>
            </table:table-cell>
            <table:table-cell table:style-name="ce28"/>
            <table:table-cell table:number-columns-repeated="16377" table:style-name="ce1"/>
          </table:table-row>
          <table:table-row table:style-name="ro12">
            <table:table-cell table:style-name="ce48"/>
            <table:covered-table-cell/>
            <table:table-cell office:value-type="string" table:style-name="ce49">
              <text:p>IOQRollChkDiff_r10b</text:p>
            </table:table-cell>
            <table:table-cell office:value-type="string" table:style-name="ce43">
              <text:p>revision 1.0b, section 4</text:p>
            </table:table-cell>
            <table:table-cell office:value-type="string" table:content-validation-name="val1" table:style-name="ce45">
              <text:p>Validate IOQ doorbell rollover when IOQ's different size</text:p>
            </table:table-cell>
            <table:table-cell office:value-type="string" table:style-name="ce34">
              <text:p>Create an IOSQ/IOCQ pair of size 2 thru CAP.MQES in steps of a defined constant; however the IOSQ starts with max size while the IOCQ starts with min size. Issue (max Q size plus 2) w/r to the IOSQ using generic NVM write cmds sending 1 block and approp supporting meta/E2E if neccessary to the selected namspc at LBA 0, to fill and rollover the Q's, reaping each cmd as one is submitted, verify each CE.SQID is correct while filling. Verify IOSQ tail_ptr = 2, IOCQ head_ptr = &lt;calc_based_on_IOCQ_size&gt;, and CE.SQHD = 2.</text:p>
            </table:table-cell>
            <table:table-cell table:style-name="ce28"/>
            <table:table-cell table:number-columns-repeated="16377" table:style-name="ce1"/>
          </table:table-row>
          <table:table-row table:style-name="ro12">
            <table:table-cell table:style-name="ce50"/>
            <table:covered-table-cell/>
            <table:table-cell office:value-type="string" table:style-name="ce14">
              <text:p>ManySQtoCQAssoc_r10b</text:p>
            </table:table-cell>
            <table:table-cell office:value-type="string" table:style-name="ce43">
              <text:p>revision 1.0b, section 4</text:p>
            </table:table-cell>
            <table:table-cell office:value-type="string" table:content-validation-name="val1" table:style-name="ce45">
              <text:p>Create many IOSQ to IOCQ associations.</text:p>
            </table:table-cell>
            <table:table-cell office:value-type="string" table:style-name="ce34">
              <text:p>Search for 1 of the following namspcs to run test. Find 1st bare namspc, or find 1st meta namspc, or find 1st E2E namspc. Loop and create IOSQ's <text:s/>from 1 to GetFeatures.NumberOfQueuesID (NSQA) and assoc all with a single IOCQ for each iteration. Isssue a single NVM write cmd sending 1 block and approp supporting meta/E2E if neccessary to the selected namspc at LBA 0, to every IOSQ each iteration and verify CE success, CE.SQHD=1, and CE.SQID refers back to the correct IOSQ.</text:p>
            </table:table-cell>
            <table:table-cell table:style-name="ce28"/>
            <table:table-cell table:number-columns-repeated="16377" table:style-name="ce1"/>
          </table:table-row>
          <table:table-row table:style-name="ro6">
            <table:table-cell table:style-name="ce50"/>
            <table:covered-table-cell/>
            <table:table-cell office:value-type="string" table:style-name="ce14">
              <text:p>AdminQFull_r10b</text:p>
            </table:table-cell>
            <table:table-cell office:value-type="string" table:style-name="ce43">
              <text:p>revision 1.0b, section 4</text:p>
            </table:table-cell>
            <table:table-cell office:value-type="string" table:content-validation-name="val1" table:style-name="ce45">
              <text:p>Issue cmds until both ASQ and ACQ fill up.</text:p>
            </table:table-cell>
            <table:table-cell office:value-type="string" table:style-name="ce13">
              <text:p>Create 3 cases where ASQ {&lt;, =, &gt;} ACQ. Submit ((ASQ.size + ACQ.size) - 2) cmds into ASQ, ring the doorbell for each cmd, but never reap from the ACQ. This condition should remain full for some reasonable amount of time.</text:p>
            </table:table-cell>
            <table:table-cell table:style-name="ce28"/>
            <table:table-cell table:number-columns-repeated="16377" table:style-name="ce1"/>
          </table:table-row>
          <table:table-row table:style-name="ro6">
            <table:table-cell table:style-name="ce50"/>
            <table:covered-table-cell/>
            <table:table-cell office:value-type="string" table:style-name="ce14">
              <text:p>IOQFull_r10b</text:p>
            </table:table-cell>
            <table:table-cell office:value-type="string" table:style-name="ce43">
              <text:p>revision 1.0b, section 4</text:p>
            </table:table-cell>
            <table:table-cell office:value-type="string" table:content-validation-name="val1" table:style-name="ce45">
              <text:p>Issue cmds until both IOSQ and IOCQ fill up.</text:p>
            </table:table-cell>
            <table:table-cell office:value-type="string" table:style-name="ce13">
              <text:p>Create 3 cases where IOSQ {&lt;, =, &gt;} IOCQ. Submit ((IOSQ.size + IOCQ.size) - 2) cmds into IOSQ, ring the doorbell for each cmd, but never reap from the IOCQ. This condition should remain full for some reasonable amount of time.</text:p>
            </table:table-cell>
            <table:table-cell table:style-name="ce28"/>
            <table:table-cell table:number-columns-repeated="16377" table:style-name="ce1"/>
          </table:table-row>
          <table:table-row table:style-name="ro13">
            <table:table-cell table:style-name="ce50"/>
            <table:covered-table-cell/>
            <table:table-cell office:value-type="string" table:style-name="ce14">
              <text:p>ManyCmdSubmit_r10b</text:p>
            </table:table-cell>
            <table:table-cell office:value-type="string" table:style-name="ce43">
              <text:p>revision 1.0b, section 4</text:p>
            </table:table-cell>
            <table:table-cell office:value-type="string" table:content-validation-name="val1" table:style-name="ce45">
              <text:p>Verify multiple cmds issued simultaneously</text:p>
            </table:table-cell>
            <table:table-cell office:value-type="string" table:style-name="ce13">
              <text:p>Search for 1 of the following namspcs to run test. Find 1st bare namspc, or find 1st meta namspc, or find 1st E2E namspc. Create IOQ pairs of size CAP.MQES, issue x simultaneous NVM write cmds, sending 1 block and approp supporting meta/E2E if neccessary to the selected namspc at LBA 0, where x loops from 1 to Q full condition, then ring doorbell and verify all succeed.</text:p>
            </table:table-cell>
            <table:table-cell table:style-name="ce28"/>
            <table:table-cell table:number-columns-repeated="16377" table:style-name="ce1"/>
          </table:table-row>
          <table:table-row table:style-name="ro3">
            <table:table-cell table:style-name="ce50"/>
            <table:covered-table-cell/>
            <table:table-cell office:value-type="string" table:style-name="ce14">
              <text:p>IllegalDeleteQs_r10b</text:p>
            </table:table-cell>
            <table:table-cell office:value-type="string" table:style-name="ce43">
              <text:p>revision 1.0b, section 5</text:p>
            </table:table-cell>
            <table:table-cell office:value-type="string" table:content-validation-name="val1" table:style-name="ce45">
              <text:p>Delete admin Q's with DeleteIOQ cmds</text:p>
            </table:table-cell>
            <table:table-cell office:value-type="string" table:style-name="ce13">
              <text:p>Issue DeleteIOSQ and DeleteIOCQ cmds, specify QID=0 trying to delete all admin Q's, expect status code = "Invalid Q ID"</text:p>
            </table:table-cell>
            <table:table-cell table:style-name="ce28"/>
            <table:table-cell table:number-columns-repeated="16377" table:style-name="ce1"/>
          </table:table-row>
          <table:table-row table:style-name="ro7">
            <table:table-cell table:style-name="ce50"/>
            <table:covered-table-cell/>
            <table:table-cell office:value-type="string" table:style-name="ce14">
              <text:p>IllegalCreateQs_r10b</text:p>
            </table:table-cell>
            <table:table-cell office:value-type="string" table:style-name="ce43">
              <text:p>revision 1.0b, section 5</text:p>
            </table:table-cell>
            <table:table-cell office:value-type="string" table:content-validation-name="val1" table:style-name="ce45">
              <text:p>Create admin Q's with DeleteIOQ cmds</text:p>
            </table:table-cell>
            <table:table-cell office:value-type="string" table:style-name="ce13">
              <text:p>Issue CreateIOSQ and CreateIOCQ cmds, specify QID=0 trying to create all admin Q's, expect status code = "Invalid Q ID". Also issue a legal Create IOSQ but specify CQID=0 for the illegal association, also expect status code = "invalid Q ID"</text:p>
            </table:table-cell>
            <table:table-cell table:style-name="ce28"/>
            <table:table-cell table:number-columns-repeated="16377" table:style-name="ce1"/>
          </table:table-row>
          <table:table-row table:style-name="ro3">
            <table:table-cell table:style-name="ce50"/>
            <table:covered-table-cell/>
            <table:table-cell office:value-type="string" table:style-name="ce14">
              <text:p>IllegalCreateOrder_r10b</text:p>
            </table:table-cell>
            <table:table-cell office:value-type="string" table:style-name="ce43">
              <text:p>revision 1.0b, section 4</text:p>
            </table:table-cell>
            <table:table-cell office:value-type="string" table:content-validation-name="val1" table:style-name="ce45">
              <text:p>Create IOQ's out of order</text:p>
            </table:table-cell>
            <table:table-cell office:value-type="string" table:style-name="ce13">
              <text:p>Issue Create IOSQ cmd before an IOCQ exists, thus specify an unallocated IOCQ to expect status code = "Completion Q Invalid"</text:p>
            </table:table-cell>
            <table:table-cell table:style-name="ce28"/>
            <table:table-cell table:number-columns-repeated="16377" table:style-name="ce1"/>
          </table:table-row>
          <table:table-row table:style-name="ro12">
            <table:table-cell table:style-name="ce50"/>
            <table:covered-table-cell/>
            <table:table-cell office:value-type="string" table:style-name="ce14">
              <text:p>MaxIOQ_r10b</text:p>
            </table:table-cell>
            <table:table-cell office:value-type="string" table:style-name="ce43">
              <text:p>revision 1.0b, section 4</text:p>
            </table:table-cell>
            <table:table-cell office:value-type="string" table:content-validation-name="val1" table:style-name="ce45">
              <text:p>Create and use the max allowed IOCQ/IOSQ's</text:p>
            </table:table-cell>
            <table:table-cell office:value-type="string" table:style-name="ce13">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cessary to the selected namspc at LBA 0, data pattern wordK, and then verify by reading back for all queues. Use a unique wordK pattern for each write/read pair for all IOQ pair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4">
            <table:table-cell table:style-name="ce50"/>
            <table:covered-table-cell/>
            <table:table-cell office:value-type="string" table:style-name="ce14">
              <text:p>SQCQSizeMismatch_r10b</text:p>
            </table:table-cell>
            <table:table-cell office:value-type="string" table:style-name="ce43">
              <text:p>revision 1.0b, section 4</text:p>
            </table:table-cell>
            <table:table-cell office:value-type="string" table:content-validation-name="val1" table:style-name="ce45">
              <text:p>Create IOCQ/IOSQ pairs while mismatch Q sizes.</text:p>
            </table:table-cell>
            <table:table-cell office:value-type="string" table:style-name="ce13">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The for each IOQ pair, fill up completely the IOSQ's with write cmds sending 1 block and approp supporting meta/E2E if neccessary to the selected namspc at LBA 0, data pattern is a don't care. Reap all cmds successfully from the associated IOCQ. Verify the associated IOSQ for each CE reaped from all IOCQ'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4">
            <table:table-cell table:style-name="ce42"/>
            <table:covered-table-cell/>
            <table:table-cell office:value-type="string" table:style-name="ce14">
              <text:p>QIDVariations_r10b</text:p>
            </table:table-cell>
            <table:table-cell office:value-type="string" table:style-name="ce43">
              <text:p>revision 1.0b, section 5</text:p>
            </table:table-cell>
            <table:table-cell office:value-type="string" table:content-validation-name="val1" table:style-name="ce45">
              <text:p>Vary the QID pair's.</text:p>
            </table:table-cell>
            <table:table-cell office:value-type="string" table:style-name="ce13">
              <text:p>Search for 1 of the following namspcs to run test. Find 1st bare namspc, or find 1st meta namspc, or find 1st E2E namspc. Calc X, where X = max num IOQ's DUT will support. Create X IOCQ/IOSQ pairs and make a 1:1 pairing of IOQ's. Create all IOCQ's with QID's ranging from 1 to X, then Create the correlating IOSQ's with QID's ranging from X to 1. Fill each IOSQ with write cmds sending 1 block and approp supporting meta/E2E if neccessary to the selected namspc at LBA 0, ring the doorbell to cause the cmds to execute, successfully reap all CE's and correctly verify the proper SQID is resident within the CE.</text:p>
            </table:table-cell>
            <table:table-cell table:style-name="ce28"/>
            <table:table-cell table:number-columns-repeated="16377" table:style-name="ce1"/>
          </table:table-row>
        </table:table-row-group>
        <table:table-row table:style-name="ro12">
          <table:table-cell office:value-type="string" table:style-name="ce13">
            <text:p>GrpNVMWriteCmd</text:p>
          </table:table-cell>
          <table:table-cell office:value-type="string" table:number-columns-spanned="1" table:number-rows-spanned="18" table:style-name="ce56">
            <text:p>NVM cmd set write test cases that don't require data verification to detect a successful outcome.</text:p>
          </table:table-cell>
          <table:table-cell office:value-type="string" table:style-name="ce29">
            <text:p>LBAOutOfRangeBare_r10b</text:p>
          </table:table-cell>
          <table:table-cell office:value-type="string" table:style-name="ce43">
            <text:p>revision 1.0b, section 4,6</text:p>
          </table:table-cell>
          <table:table-cell office:value-type="string" table:content-validation-name="val1" table:style-name="ce45">
            <text:p>Issue write and cause SC=LBA Out of Range on bare namspcs</text:p>
          </table:table-cell>
          <table:table-cell office:value-type="string" table:style-name="ce34">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group>
          <table:table-row table:style-name="ro12">
            <table:table-cell table:style-name="ce51"/>
            <table:covered-table-cell/>
            <table:table-cell office:value-type="string" table:style-name="ce29">
              <text:p>LBAOutOfRangeMeta_r10b</text:p>
            </table:table-cell>
            <table:table-cell office:value-type="string" table:style-name="ce43">
              <text:p>revision 1.0b, section 4,6</text:p>
            </table:table-cell>
            <table:table-cell office:value-type="string" table:content-validation-name="val1" table:style-name="ce45">
              <text:p>Issue write and cause SC=LBA Out of Range on meta namspcs</text:p>
            </table:table-cell>
            <table:table-cell office:value-type="string" table:style-name="ce34">
              <text:p>For all meta namspcs from Identify.NN, determine Identify.NSZE; For each namspc cause many scenarios by issuing a single writ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12">
            <table:table-cell table:style-name="ce51"/>
            <table:covered-table-cell/>
            <table:table-cell office:value-type="string" table:style-name="ce29">
              <text:p>LBAOutOfRangeE2E_r10b</text:p>
            </table:table-cell>
            <table:table-cell office:value-type="string" table:style-name="ce43">
              <text:p>revision 1.0b, section 4,6</text:p>
            </table:table-cell>
            <table:table-cell office:value-type="string" table:content-validation-name="val1" table:style-name="ce45">
              <text:p>Issue write and cause SC=LBA Out of Range on E2E namspcs</text:p>
            </table:table-cell>
            <table:table-cell office:value-type="string" table:style-name="ce34">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3">
            <table:table-cell table:style-name="ce42"/>
            <table:covered-table-cell/>
            <table:table-cell office:value-type="string" table:style-name="ce14">
              <text:p>InvalidNamspc_r10b</text:p>
            </table:table-cell>
            <table:table-cell office:value-type="string" table:style-name="ce43">
              <text:p>revision 1.0b, section 4,6</text:p>
            </table:table-cell>
            <table:table-cell office:value-type="string" table:content-validation-name="val1" table:style-name="ce45">
              <text:p>Issue write and cause SC=Invalid Namspc or Format</text:p>
            </table:table-cell>
            <table:table-cell office:value-type="string" table:style-name="ce13">
              <text:p>Determine Identify.NN and issue write cmd sending 1 block, to all namspcs not supported by DUT, expect failure.</text:p>
            </table:table-cell>
            <table:table-cell table:style-name="ce28"/>
            <table:table-cell table:number-columns-repeated="16377" table:style-name="ce1"/>
          </table:table-row>
          <table:table-row table:style-name="ro12">
            <table:table-cell table:style-name="ce42"/>
            <table:covered-table-cell/>
            <table:table-cell office:value-type="string" table:style-name="ce14">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cessary to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6">
            <table:table-cell table:style-name="ce42"/>
            <table:covered-table-cell/>
            <table:table-cell office:value-type="string" table:style-name="ce14">
              <text:p>IgnoreMetaPtrBare_r10b</text:p>
            </table:table-cell>
            <table:table-cell office:value-type="string" table:style-name="ce43">
              <text:p>revision 1.0b, section 6</text:p>
            </table:table-cell>
            <table:table-cell office:value-type="string" table:content-validation-name="val1" table:style-name="ce45">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7">
            <table:table-cell table:style-name="ce42"/>
            <table:covered-table-cell/>
            <table:table-cell office:value-type="string" table:style-name="ce14">
              <text:p>IgnoreMetaPtrMeta_r10b</text:p>
            </table:table-cell>
            <table:table-cell office:value-type="string" table:style-name="ce43">
              <text:p>revision 1.0b, section 6</text:p>
            </table:table-cell>
            <table:table-cell office:value-type="string" table:content-validation-name="val1" table:style-name="ce45">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7">
            <table:table-cell table:style-name="ce42"/>
            <table:covered-table-cell/>
            <table:table-cell office:value-type="string" table:style-name="ce14">
              <text:p>IgnoreMetaPtrE2E_r10b</text:p>
            </table:table-cell>
            <table:table-cell office:value-type="string" table:style-name="ce43">
              <text:p>revision 1.0b, section 6</text:p>
            </table:table-cell>
            <table:table-cell office:value-type="string" table:content-validation-name="val1" table:style-name="ce45">
              <text:p>Verify metadata ptr is not used for E2E namspc</text:p>
            </table:table-cell>
            <table:table-cell office:value-type="string" table:style-name="ce13">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6">
            <table:table-cell table:style-name="ce42"/>
            <table:covered-table-cell/>
            <table:table-cell office:value-type="string" table:style-name="ce14">
              <text:p>ProtInfoIgnoreBare_r10b</text:p>
            </table:table-cell>
            <table:table-cell office:value-type="string" table:style-name="ce43">
              <text:p>revision 1.0b, section 6</text:p>
            </table:table-cell>
            <table:table-cell office:value-type="string" table:content-validation-name="val1" table:style-name="ce45">
              <text:p>Verify protection info (PRINFO) is ignored for bare namspc</text:p>
            </table:table-cell>
            <table:table-cell office:value-type="string" table:style-name="ce13">
              <text:p>For all bare namspcs from Identify.NN; For each namspc issue multiple write cmds where each is sending 1 data block at LBA 0 and vary the values of DW12.PRINFO.PRACT from 0x0 to 0x0f, expect success for all.</text:p>
            </table:table-cell>
            <table:table-cell table:style-name="ce28"/>
            <table:table-cell table:number-columns-repeated="16377" table:style-name="ce1"/>
          </table:table-row>
          <table:table-row table:style-name="ro7">
            <table:table-cell table:style-name="ce42"/>
            <table:covered-table-cell/>
            <table:table-cell office:value-type="string" table:style-name="ce14">
              <text:p>ProtInfoIgnoreMeta_r10b</text:p>
            </table:table-cell>
            <table:table-cell office:value-type="string" table:style-name="ce43">
              <text:p>revision 1.0b, section 6</text:p>
            </table:table-cell>
            <table:table-cell office:value-type="string" table:content-validation-name="val1" table:style-name="ce45">
              <text:p>Verify protection info (PRINFO) is ignored for meta namspc</text:p>
            </table:table-cell>
            <table:table-cell office:value-type="string" table:style-name="ce13">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8"/>
            <table:table-cell table:number-columns-repeated="16377" table:style-name="ce1"/>
          </table:table-row>
          <table:table-row table:style-name="ro12">
            <table:table-cell table:style-name="ce42"/>
            <table:covered-table-cell/>
            <table:table-cell office:value-type="string" table:style-name="ce14">
              <text:p>ConflictAttrib_r10b</text:p>
            </table:table-cell>
            <table:table-cell office:value-type="string" table:style-name="ce43">
              <text:p>revision 1.0b, section 6</text:p>
            </table:table-cell>
            <table:table-cell office:value-type="string" table:content-validation-name="val1" table:style-name="ce45">
              <text:p>Issue write and cause SC=Conflicting Attributes</text:p>
            </table:table-cell>
            <table:table-cell office:value-type="string" table:style-name="ce13">
              <text:p>Search for 1 of the following namspcs to run test. Find 1st bare namspc, or find 1st meta namspc, or find 1st E2E namspc. Issue identical write cmds at LBA 0, sending 1 block with approp meta/E2E requirements if neccessary, where write executes the ALGO listed below; each cmd should expect failure. The data pattern is a don't care. ALGO) Vary the cmd's DW13.DSM field for all possible permutations of values, while an inner loop iterates all reserved values for DW13.DSM_b3:0.</text:p>
            </table:table-cell>
            <table:table-cell table:style-name="ce28"/>
            <table:table-cell table:number-columns-repeated="16377" table:style-name="ce1"/>
          </table:table-row>
          <table:table-row table:style-name="ro13">
            <table:table-cell table:style-name="ce42"/>
            <table:covered-table-cell/>
            <table:table-cell office:value-type="string" table:style-name="ce14">
              <text:p>FUA_r10b</text:p>
            </table:table-cell>
            <table:table-cell office:value-type="string" table:style-name="ce43">
              <text:p>revision 1.0b, section 6</text:p>
            </table:table-cell>
            <table:table-cell office:value-type="string" table:content-validation-name="val1" table:style-name="ce45">
              <text:p>Verify Forced Unit Access (FUA)</text:p>
            </table:table-cell>
            <table:table-cell office:value-type="string" table:style-name="ce13">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cessary to the selected namspc at LBA 0.</text:p>
            </table:table-cell>
            <table:table-cell table:style-name="ce28"/>
            <table:table-cell table:number-columns-repeated="16377" table:style-name="ce1"/>
          </table:table-row>
          <table:table-row table:style-name="ro13">
            <table:table-cell table:style-name="ce42"/>
            <table:covered-table-cell/>
            <table:table-cell office:value-type="string" table:style-name="ce14">
              <text:p>LimitedRetry_r10b</text:p>
            </table:table-cell>
            <table:table-cell office:value-type="string" table:style-name="ce43">
              <text:p>revision 1.0b, section 6</text:p>
            </table:table-cell>
            <table:table-cell office:value-type="string" table:content-validation-name="val1" table:style-name="ce45">
              <text:p>Verify limited retry<text:s/></text:p>
            </table:table-cell>
            <table:table-cell office:value-type="string" table:style-name="ce13">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cessary to the selected namspc at LBA 0.</text:p>
            </table:table-cell>
            <table:table-cell table:style-name="ce28"/>
            <table:table-cell table:number-columns-repeated="16377" table:style-name="ce1"/>
          </table:table-row>
          <table:table-row table:style-name="ro4">
            <table:table-cell table:style-name="ce42"/>
            <table:covered-table-cell/>
            <table:table-cell office:value-type="string" table:style-name="ce52">
              <text:p>ProtInfo_r10b</text:p>
            </table:table-cell>
            <table:table-cell office:value-type="string" table:style-name="ce43">
              <text:p>revision 1.0b, section 6</text:p>
            </table:table-cell>
            <table:table-cell office:value-type="string" table:content-validation-name="val1" table:style-name="ce45">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6">
            <table:table-cell table:style-name="ce42"/>
            <table:covered-table-cell/>
            <table:table-cell office:value-type="string" table:style-name="ce52">
              <text:p>InvalProtInfo_r10b</text:p>
            </table:table-cell>
            <table:table-cell office:value-type="string" table:style-name="ce43">
              <text:p>revision 1.0b, section 6</text:p>
            </table:table-cell>
            <table:table-cell office:value-type="string" table:content-validation-name="val1" table:style-name="ce45">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4">
            <table:table-cell table:style-name="ce42"/>
            <table:covered-table-cell/>
            <table:table-cell office:value-type="string" table:style-name="ce52">
              <text:p>ILBRT_r10b</text:p>
            </table:table-cell>
            <table:table-cell office:value-type="string" table:style-name="ce43">
              <text:p>revision 1.0b, section 6</text:p>
            </table:table-cell>
            <table:table-cell office:value-type="string" table:content-validation-name="val1" table:style-name="ce45">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2"/>
            <table:covered-table-cell/>
            <table:table-cell office:value-type="string" table:style-name="ce52">
              <text:p>LBATM_r10b</text:p>
            </table:table-cell>
            <table:table-cell office:value-type="string" table:style-name="ce43">
              <text:p>revision 1.0b, section 6</text:p>
            </table:table-cell>
            <table:table-cell office:value-type="string" table:content-validation-name="val1" table:style-name="ce45">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2"/>
            <table:covered-table-cell/>
            <table:table-cell office:value-type="string" table:style-name="ce52">
              <text:p>LBAT_r10b</text:p>
            </table:table-cell>
            <table:table-cell office:value-type="string" table:style-name="ce43">
              <text:p>revision 1.0b, section 6</text:p>
            </table:table-cell>
            <table:table-cell office:value-type="string" table:content-validation-name="val1" table:style-name="ce45">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12">
          <table:table-cell office:value-type="string" table:style-name="ce39">
            <text:p>GrpNVMWriteReadCombo</text:p>
          </table:table-cell>
          <table:table-cell office:value-type="string" table:number-columns-spanned="1" table:number-rows-spanned="15" table:style-name="ce59">
            <text:p>NVM cmd set write/read test cases that require data verification to detect a successful outcome.</text:p>
          </table:table-cell>
          <table:table-cell office:value-type="string" table:style-name="ce29">
            <text:p>RsvdBitsInPRP_r10b</text:p>
          </table:table-cell>
          <table:table-cell office:value-type="string" table:style-name="ce43">
            <text:p>revision 1.0b, section 4</text:p>
          </table:table-cell>
          <table:table-cell office:value-type="string" table:content-validation-name="val1" table:style-name="ce45">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cessary to the selected namspc at LBA 0; Issue write with a data pattern of word++, read back, verify pattern. Rerun identical scenario with data pattern of byte++. All write/read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text:p>
          </table:table-cell>
          <table:table-cell table:number-columns-repeated="16377" table:style-name="ce1"/>
        </table:table-row>
        <table:table-row-group>
          <table:table-row table:style-name="ro15" table:visibility="collapse">
            <table:table-cell table:style-name="ce42"/>
            <table:covered-table-cell/>
            <table:table-cell office:value-type="string" table:style-name="ce14">
              <text:p>PRPOffsetSinglePgSingleBlk_r10b</text:p>
            </table:table-cell>
            <table:table-cell office:value-type="string" table:style-name="ce43">
              <text:p>revision 1.0b, section 6</text:p>
            </table:table-cell>
            <table:table-cell office:value-type="string" table:content-validation-name="val1" table:style-name="ce45">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6" table:visibility="collapse">
            <table:table-cell table:style-name="ce42"/>
            <table:covered-table-cell/>
            <table:table-cell office:value-type="string" table:style-name="ce14">
              <text:p>PRPOffsetSinglePgMultiBlk_r10b</text:p>
            </table:table-cell>
            <table:table-cell office:value-type="string" table:style-name="ce43">
              <text:p>revision 1.0b, section 6</text:p>
            </table:table-cell>
            <table:table-cell office:value-type="string" table:content-validation-name="val1" table:style-name="ce45">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7" table:visibility="collapse">
            <table:table-cell table:style-name="ce42"/>
            <table:covered-table-cell/>
            <table:table-cell office:value-type="string" table:style-name="ce14">
              <text:p>PRPOffsetDualPgMultiBlk_r10b</text:p>
            </table:table-cell>
            <table:table-cell office:value-type="string" table:style-name="ce43">
              <text:p>revision 1.0b, section 6</text:p>
            </table:table-cell>
            <table:table-cell office:value-type="string" table:content-validation-name="val1" table:style-name="ce45">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8" table:visibility="collapse">
            <table:table-cell table:style-name="ce42"/>
            <table:covered-table-cell/>
            <table:table-cell office:value-type="string" table:style-name="ce14">
              <text:p>PRPOffsetMultiPgMultiBlk_r10b</text:p>
            </table:table-cell>
            <table:table-cell office:value-type="string" table:style-name="ce43">
              <text:p>revision 1.0b, section 6</text:p>
            </table:table-cell>
            <table:table-cell office:value-type="string" table:content-validation-name="val1" table:style-name="ce45">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text:p>
            </table:table-cell>
            <table:table-cell table:number-columns-repeated="16377" table:style-name="ce1"/>
          </table:table-row>
          <table:table-row table:style-name="ro11" table:visibility="collapse">
            <table:table-cell table:style-name="ce42"/>
            <table:covered-table-cell/>
            <table:table-cell office:value-type="string" table:style-name="ce14">
              <text:p>StartingLBABare_r10b</text:p>
            </table:table-cell>
            <table:table-cell office:value-type="string" table:style-name="ce43">
              <text:p>revision 1.0b, section 6</text:p>
            </table:table-cell>
            <table:table-cell office:value-type="string" table:content-validation-name="val1" table:style-name="ce45">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visibility="collapse">
            <table:table-cell table:style-name="ce42"/>
            <table:covered-table-cell/>
            <table:table-cell office:value-type="string" table:style-name="ce14">
              <text:p>StartingLBAMeta_r10b</text:p>
            </table:table-cell>
            <table:table-cell office:value-type="string" table:style-name="ce43">
              <text:p>revision 1.0b, section 6</text:p>
            </table:table-cell>
            <table:table-cell office:value-type="string" table:content-validation-name="val1" table:style-name="ce45">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meta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1" table:visibility="collapse">
            <table:table-cell table:style-name="ce42"/>
            <table:covered-table-cell/>
            <table:table-cell office:value-type="string" table:style-name="ce14">
              <text:p>StartingLBAE2E_r10b</text:p>
            </table:table-cell>
            <table:table-cell office:value-type="string" table:style-name="ce43">
              <text:p>revision 1.0b, section 6</text:p>
            </table:table-cell>
            <table:table-cell office:value-type="string" table:content-validation-name="val1" table:style-name="ce45">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visibility="collapse">
            <table:table-cell table:style-name="ce42"/>
            <table:covered-table-cell/>
            <table:table-cell office:value-type="string" table:style-name="ce14">
              <text:p>NLBABare_r10b</text:p>
            </table:table-cell>
            <table:table-cell office:value-type="string" table:style-name="ce43">
              <text:p>revision 1.0b, section 6</text:p>
            </table:table-cell>
            <table:table-cell office:value-type="string" table:content-validation-name="val1" table:style-name="ce45">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4" table:visibility="collapse">
            <table:table-cell table:style-name="ce42"/>
            <table:covered-table-cell/>
            <table:table-cell office:value-type="string" table:style-name="ce14">
              <text:p>NLBAMeta_r10b</text:p>
            </table:table-cell>
            <table:table-cell office:value-type="string" table:style-name="ce43">
              <text:p>revision 1.0b, section 6</text:p>
            </table:table-cell>
            <table:table-cell office:value-type="string" table:content-validation-name="val1" table:style-name="ce45">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visibility="collapse">
            <table:table-cell table:style-name="ce42"/>
            <table:covered-table-cell/>
            <table:table-cell office:value-type="string" table:style-name="ce14">
              <text:p>NLBAE2E_r10b</text:p>
            </table:table-cell>
            <table:table-cell office:value-type="string" table:style-name="ce43">
              <text:p>revision 1.0b, section 6</text:p>
            </table:table-cell>
            <table:table-cell office:value-type="string" table:content-validation-name="val1" table:style-name="ce45">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9" table:visibility="collapse">
            <table:table-cell table:style-name="ce7"/>
            <table:covered-table-cell/>
            <table:table-cell office:value-type="string" table:style-name="ce14">
              <text:p>CapacityExceedBare_r10b</text:p>
            </table:table-cell>
            <table:table-cell office:value-type="string" table:style-name="ce43">
              <text:p>revision 1.0b, section 4,6</text:p>
            </table:table-cell>
            <table:table-cell office:value-type="string" table:content-validation-name="val1" table:style-name="ce45">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8"/>
            <table:table-cell table:number-columns-repeated="16377" table:style-name="ce1"/>
          </table:table-row>
          <table:table-row table:style-name="ro17" table:visibility="collapse">
            <table:table-cell table:style-name="ce42"/>
            <table:covered-table-cell/>
            <table:table-cell office:value-type="string" table:style-name="ce14">
              <text:p>CapacityExceedMeta_r10b</text:p>
            </table:table-cell>
            <table:table-cell office:value-type="string" table:style-name="ce43">
              <text:p>revision 1.0b, section 4,6</text:p>
            </table:table-cell>
            <table:table-cell office:value-type="string" table:content-validation-name="val1" table:style-name="ce45">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17" table:visibility="collapse">
            <table:table-cell table:style-name="ce42"/>
            <table:covered-table-cell/>
            <table:table-cell office:value-type="string" table:style-name="ce14">
              <text:p>CapacityExceedE2E_r10b</text:p>
            </table:table-cell>
            <table:table-cell office:value-type="string" table:style-name="ce43">
              <text:p>revision 1.0b, section 4,6</text:p>
            </table:table-cell>
            <table:table-cell office:value-type="string" table:content-validation-name="val1" table:style-name="ce45">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20" table:visibility="collapse">
            <table:table-cell table:style-name="ce42"/>
            <table:covered-table-cell/>
            <table:table-cell office:value-type="string" table:style-name="ce14">
              <text:p>DatasetMgmt_r10b</text:p>
            </table:table-cell>
            <table:table-cell office:value-type="string" table:style-name="ce43">
              <text:p>revision 1.0b, section 6</text:p>
            </table:table-cell>
            <table:table-cell office:value-type="string" table:content-validation-name="val1" table:style-name="ce45">
              <text:p>Verify dataset mgmt operations</text:p>
            </table:table-cell>
            <table:table-cell office:value-type="string" table:style-name="ce13">
              <text:p>Search for 1 of the following namspcs to run test. Find 1st bare namspc, or find 1st meta namspc, or find 1st E2E namspc. Issue identical write cmd at LBA 0, sending 1 block with approp meta/E2E requirements if neccessary, where write executes the ALGO listed below; subsequently after each write a read must verify the data pattern for success, where by the reap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8"/>
            <table:table-cell table:number-columns-repeated="16377" table:style-name="ce1"/>
          </table:table-row>
        </table:table-row-group>
        <table:table-row table:style-name="ro12">
          <table:table-cell office:value-type="string" table:style-name="ce39">
            <text:p>GrpNVMReadCmd</text:p>
          </table:table-cell>
          <table:table-cell office:value-type="string" table:number-columns-spanned="1" table:number-rows-spanned="15" table:style-name="ce59">
            <text:p>NVM cmd set read test cases that don't require data to be written to media 1st to detect a successful outcome.</text:p>
          </table:table-cell>
          <table:table-cell office:value-type="string" table:style-name="ce29">
            <text:p>LBAOutOfRangeBare_r10b</text:p>
          </table:table-cell>
          <table:table-cell office:value-type="string" table:style-name="ce43">
            <text:p>revision 1.0b, section 4,6</text:p>
          </table:table-cell>
          <table:table-cell office:value-type="string" table:content-validation-name="val1" table:style-name="ce45">
            <text:p>Issue read and cause SC=LBA Out of Range on bare namspcs</text:p>
          </table:table-cell>
          <table:table-cell office:value-type="string" table:style-name="ce34">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group>
          <table:table-row table:style-name="ro12">
            <table:table-cell table:style-name="ce51"/>
            <table:covered-table-cell/>
            <table:table-cell office:value-type="string" table:style-name="ce29">
              <text:p>LBAOutOfRangeMeta_r10b</text:p>
            </table:table-cell>
            <table:table-cell office:value-type="string" table:style-name="ce43">
              <text:p>revision 1.0b, section 4,6</text:p>
            </table:table-cell>
            <table:table-cell office:value-type="string" table:content-validation-name="val1" table:style-name="ce45">
              <text:p>Issue read and cause SC=LBA Out of Range on meta namspcs</text:p>
            </table:table-cell>
            <table:table-cell office:value-type="string" table:style-name="ce34">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12">
            <table:table-cell table:style-name="ce51"/>
            <table:covered-table-cell/>
            <table:table-cell office:value-type="string" table:style-name="ce29">
              <text:p>LBAOutOfRangeE2E_r10b</text:p>
            </table:table-cell>
            <table:table-cell office:value-type="string" table:style-name="ce43">
              <text:p>revision 1.0b, section 4,6</text:p>
            </table:table-cell>
            <table:table-cell office:value-type="string" table:content-validation-name="val1" table:style-name="ce45">
              <text:p>Issue read and cause SC=LBA Out of Range on E2E namspcs</text:p>
            </table:table-cell>
            <table:table-cell office:value-type="string" table:style-name="ce34">
              <text:p>For all E2E namspcs from Identify.NN, determine Identify.NSZE; For each namspc cause many scenarios by issuing a single read cmd request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3">
            <table:table-cell table:style-name="ce42"/>
            <table:covered-table-cell/>
            <table:table-cell office:value-type="string" table:style-name="ce14">
              <text:p>InvalidNamspc_r10b</text:p>
            </table:table-cell>
            <table:table-cell office:value-type="string" table:style-name="ce43">
              <text:p>revision 1.0b, section 4,6</text:p>
            </table:table-cell>
            <table:table-cell office:value-type="string" table:content-validation-name="val1" table:style-name="ce45">
              <text:p>Issue read and cause SC=Invalid Namspc or Format</text:p>
            </table:table-cell>
            <table:table-cell office:value-type="string" table:style-name="ce13">
              <text:p>Determine Identify.NN and issue read cmd requesting 1 block, to all namspcs not supported by DUT, expect failure.</text:p>
            </table:table-cell>
            <table:table-cell table:style-name="ce28"/>
            <table:table-cell table:number-columns-repeated="16377" table:style-name="ce1"/>
          </table:table-row>
          <table:table-row table:style-name="ro12">
            <table:table-cell table:style-name="ce42"/>
            <table:covered-table-cell/>
            <table:table-cell office:value-type="string" table:style-name="ce14">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cessary from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6">
            <table:table-cell table:style-name="ce42"/>
            <table:covered-table-cell/>
            <table:table-cell office:value-type="string" table:style-name="ce14">
              <text:p>IgnoreMetaPtrBare_r10b</text:p>
            </table:table-cell>
            <table:table-cell office:value-type="string" table:style-name="ce43">
              <text:p>revision 1.0b, section 6</text:p>
            </table:table-cell>
            <table:table-cell office:value-type="string" table:content-validation-name="val1" table:style-name="ce45">
              <text:p>Verify metadata ptr is not used for bare namspc</text:p>
            </table:table-cell>
            <table:table-cell office:value-type="string" table:style-name="ce13">
              <text:p>MPTR is only used if metadata is not interleaved with the data. For all bare namspcs from Identify.NN issue a single read cmd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7">
            <table:table-cell table:style-name="ce42"/>
            <table:covered-table-cell/>
            <table:table-cell office:value-type="string" table:style-name="ce14">
              <text:p>IgnoreMetaPtrMeta_r10b</text:p>
            </table:table-cell>
            <table:table-cell office:value-type="string" table:style-name="ce43">
              <text:p>revision 1.0b, section 6</text:p>
            </table:table-cell>
            <table:table-cell office:value-type="string" table:content-validation-name="val1" table:style-name="ce45">
              <text:p>Verify metadata ptr is not used for meta namspc</text:p>
            </table:table-cell>
            <table:table-cell office:value-type="string" table:style-name="ce13">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7">
            <table:table-cell table:style-name="ce42"/>
            <table:covered-table-cell/>
            <table:table-cell office:value-type="string" table:style-name="ce14">
              <text:p>IgnoreMetaPtrE2E_r10b</text:p>
            </table:table-cell>
            <table:table-cell office:value-type="string" table:style-name="ce43">
              <text:p>revision 1.0b, section 6</text:p>
            </table:table-cell>
            <table:table-cell office:value-type="string" table:content-validation-name="val1" table:style-name="ce45">
              <text:p>Verify metadata ptr is not used for E2E namspc</text:p>
            </table:table-cell>
            <table:table-cell office:value-type="string" table:style-name="ce13">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11">
            <table:table-cell table:style-name="ce42"/>
            <table:covered-table-cell/>
            <table:table-cell office:value-type="string" table:style-name="ce14">
              <text:p>ConflictAttrib_r10b</text:p>
            </table:table-cell>
            <table:table-cell office:value-type="string" table:style-name="ce43">
              <text:p>revision 1.0b, section 6</text:p>
            </table:table-cell>
            <table:table-cell office:value-type="string" table:content-validation-name="val1" table:style-name="ce45">
              <text:p>Issue read and cause SC=Conflicting Attributes</text:p>
            </table:table-cell>
            <table:table-cell office:value-type="string" table:style-name="ce13">
              <text:p>Search for 1 of the following namspcs to run test. Find 1st bare namspc, or find 1st meta namspc, or find 1st E2E namspc. Issue identical read cmds at LBA 0, requesting 1 block with approp meta/E2E requirements if neccessary, where read executes the ALGO listed below; each cmd should expect failure. ALGO) Vary the cmd's DW13.DSM field for all possible permutations of values, while an inner loop iterates all reserved values for DW13.DSM_b3:0.</text:p>
            </table:table-cell>
            <table:table-cell table:style-name="ce28"/>
            <table:table-cell table:number-columns-repeated="16377" table:style-name="ce1"/>
          </table:table-row>
          <table:table-row table:style-name="ro13">
            <table:table-cell table:style-name="ce42"/>
            <table:covered-table-cell/>
            <table:table-cell office:value-type="string" table:style-name="ce14">
              <text:p>FUA_r10b</text:p>
            </table:table-cell>
            <table:table-cell office:value-type="string" table:style-name="ce43">
              <text:p>revision 1.0b, section 6</text:p>
            </table:table-cell>
            <table:table-cell office:value-type="string" table:content-validation-name="val1" table:style-name="ce45">
              <text:p>Verify Forced Unit Access (FUA)</text:p>
            </table:table-cell>
            <table:table-cell office:value-type="string" table:style-name="ce13">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cessary to the selected namspc at LBA 0.</text:p>
            </table:table-cell>
            <table:table-cell table:style-name="ce28"/>
            <table:table-cell table:number-columns-repeated="16377" table:style-name="ce1"/>
          </table:table-row>
          <table:table-row table:style-name="ro13">
            <table:table-cell table:style-name="ce42"/>
            <table:covered-table-cell/>
            <table:table-cell office:value-type="string" table:style-name="ce14">
              <text:p>LimitedRetry_r10b</text:p>
            </table:table-cell>
            <table:table-cell office:value-type="string" table:style-name="ce43">
              <text:p>revision 1.0b, section 6</text:p>
            </table:table-cell>
            <table:table-cell office:value-type="string" table:content-validation-name="val1" table:style-name="ce45">
              <text:p>Verify limited retry<text:s/></text:p>
            </table:table-cell>
            <table:table-cell office:value-type="string" table:style-name="ce13">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cessary to the selected namspc at LBA 0.</text:p>
            </table:table-cell>
            <table:table-cell table:style-name="ce28"/>
            <table:table-cell table:number-columns-repeated="16377" table:style-name="ce1"/>
          </table:table-row>
          <table:table-row table:style-name="ro4">
            <table:table-cell table:style-name="ce42"/>
            <table:covered-table-cell/>
            <table:table-cell office:value-type="string" table:style-name="ce52">
              <text:p>ProtInfo_r10b</text:p>
            </table:table-cell>
            <table:table-cell office:value-type="string" table:style-name="ce43">
              <text:p>revision 1.0b, section 6</text:p>
            </table:table-cell>
            <table:table-cell office:value-type="string" table:content-validation-name="val1" table:style-name="ce45">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2"/>
            <table:covered-table-cell/>
            <table:table-cell office:value-type="string" table:style-name="ce52">
              <text:p>ILBRT_r10b</text:p>
            </table:table-cell>
            <table:table-cell office:value-type="string" table:style-name="ce43">
              <text:p>revision 1.0b, section 6</text:p>
            </table:table-cell>
            <table:table-cell office:value-type="string" table:content-validation-name="val1" table:style-name="ce45">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2"/>
            <table:covered-table-cell/>
            <table:table-cell office:value-type="string" table:style-name="ce52">
              <text:p>LBATM_r10b</text:p>
            </table:table-cell>
            <table:table-cell office:value-type="string" table:style-name="ce43">
              <text:p>revision 1.0b, section 6</text:p>
            </table:table-cell>
            <table:table-cell office:value-type="string" table:content-validation-name="val1" table:style-name="ce45">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2"/>
            <table:covered-table-cell/>
            <table:table-cell office:value-type="string" table:style-name="ce52">
              <text:p>LBAT_r10b</text:p>
            </table:table-cell>
            <table:table-cell office:value-type="string" table:style-name="ce43">
              <text:p>revision 1.0b, section 6</text:p>
            </table:table-cell>
            <table:table-cell office:value-type="string" table:content-validation-name="val1" table:style-name="ce45">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3">
          <table:table-cell office:value-type="string" table:style-name="ce39">
            <text:p>GrpNVMFlushCmd</text:p>
          </table:table-cell>
          <table:table-cell office:value-type="string" table:number-columns-spanned="1" table:number-rows-spanned="5" table:style-name="ce59">
            <text:p>NVM cmd set flush test cases.</text:p>
          </table:table-cell>
          <table:table-cell office:value-type="string" table:style-name="ce14">
            <text:p>InvalidNamspc_r10b</text:p>
          </table:table-cell>
          <table:table-cell office:value-type="string" table:style-name="ce43">
            <text:p>revision 1.0b, section 4,6</text:p>
          </table:table-cell>
          <table:table-cell office:value-type="string" table:content-validation-name="val1" table:style-name="ce45">
            <text:p>Issue flush and cause SC=Invalid Namspc or Format</text:p>
          </table:table-cell>
          <table:table-cell office:value-type="string" table:style-name="ce13">
            <text:p>Determine Identify.NN and issue flush cmd to all namspcs not supported by DUT, expect failure.</text:p>
          </table:table-cell>
          <table:table-cell table:style-name="ce28"/>
          <table:table-cell table:number-columns-repeated="16377" table:style-name="ce1"/>
        </table:table-row>
        <table:table-row-group>
          <table:table-row table:style-name="ro13" table:visibility="collapse">
            <table:table-cell table:style-name="ce42"/>
            <table:covered-table-cell/>
            <table:table-cell office:value-type="string" table:style-name="ce14">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3">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8"/>
            <table:table-cell table:number-columns-repeated="16377" table:style-name="ce1"/>
          </table:table-row>
          <table:table-row table:style-name="ro12" table:visibility="collapse">
            <table:table-cell table:style-name="ce42"/>
            <table:covered-table-cell/>
            <table:table-cell office:value-type="string" table:style-name="ce14">
              <text:p>FunctionalityBare_r10b</text:p>
            </table:table-cell>
            <table:table-cell office:value-type="string" table:style-name="ce43">
              <text:p>revision 1.0b, section 6</text:p>
            </table:table-cell>
            <table:table-cell office:value-type="string" table:content-validation-name="val1" table:style-name="ce45">
              <text:p>Verify flush functionality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8">
              <text:p>Code reuse: this test is very similar to test case tnvme/GrpWriteReadCombo/StartingLBABare_r10b</text:p>
            </table:table-cell>
            <table:table-cell table:number-columns-repeated="16377" table:style-name="ce1"/>
          </table:table-row>
          <table:table-row table:style-name="ro12" table:visibility="collapse">
            <table:table-cell table:style-name="ce42"/>
            <table:covered-table-cell/>
            <table:table-cell office:value-type="string" table:style-name="ce14">
              <text:p>FunctionalityMeta_r10b</text:p>
            </table:table-cell>
            <table:table-cell office:value-type="string" table:style-name="ce43">
              <text:p>revision 1.0b, section 6</text:p>
            </table:table-cell>
            <table:table-cell office:value-type="string" table:content-validation-name="val1" table:style-name="ce45">
              <text:p>Verify flush functionality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8">
              <text:p>Code reuse: this test is very similar to test case tnvme/GrpWriteReadCombo/StartingLBAMeta_r10b</text:p>
            </table:table-cell>
            <table:table-cell table:number-columns-repeated="16377" table:style-name="ce1"/>
          </table:table-row>
          <table:table-row table:style-name="ro12" table:visibility="collapse">
            <table:table-cell table:style-name="ce42"/>
            <table:covered-table-cell/>
            <table:table-cell office:value-type="string" table:style-name="ce14">
              <text:p>FunctionalityE2E_r10b</text:p>
            </table:table-cell>
            <table:table-cell office:value-type="string" table:style-name="ce43">
              <text:p>revision 1.0b, section 6</text:p>
            </table:table-cell>
            <table:table-cell office:value-type="string" table:content-validation-name="val1" table:style-name="ce45">
              <text:p>Verify flush functionality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8">
              <text:p>Code reuse: this test is very similar to test case tnvme/GrpWriteReadCombo/StartingLBAE2E_r10b</text:p>
            </table:table-cell>
            <table:table-cell table:number-columns-repeated="16377" table:style-name="ce1"/>
          </table:table-row>
        </table:table-row-group>
        <table:table-row table:style-name="ro7">
          <table:table-cell office:value-type="string" table:style-name="ce13">
            <text:p>GrpNVMWriteUncorrectCmd</text:p>
          </table:table-cell>
          <table:table-cell office:value-type="string" table:number-columns-spanned="1" table:number-rows-spanned="10" table:style-name="ce59">
            <text:p>NVM cmd set write uncorrectable test cases.</text:p>
          </table:table-cell>
          <table:table-cell office:value-type="string" table:style-name="ce29">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12" table:visibility="collapse">
            <table:table-cell table:style-name="ce42"/>
            <table:covered-table-cell/>
            <table:table-cell office:value-type="string" table:style-name="ce29">
              <text:p>LBAOutOfRange_r10b</text:p>
            </table:table-cell>
            <table:table-cell office:value-type="string" table:style-name="ce43">
              <text:p>revision 1.0b, section 4,6</text:p>
            </table:table-cell>
            <table:table-cell office:value-type="string" table:content-validation-name="val1" table:style-name="ce45">
              <text:p>Issue write-uncorrect; cause SC=LBA Out of Range</text:p>
            </table:table-cell>
            <table:table-cell office:value-type="string" table:style-name="ce34">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21" table:visibility="collapse">
            <table:table-cell table:style-name="ce42"/>
            <table:covered-table-cell/>
            <table:table-cell office:value-type="string" table:style-name="ce14">
              <text:p>CapacityExceed_r10b</text:p>
            </table:table-cell>
            <table:table-cell office:value-type="string" table:style-name="ce43">
              <text:p>revision 1.0b, section 4,6</text:p>
            </table:table-cell>
            <table:table-cell office:value-type="string" table:content-validation-name="val1" table:style-name="ce45">
              <text:p>Issue write-uncorrect; cause SC=Capacity Exceeded</text:p>
            </table:table-cell>
            <table:table-cell office:value-type="string" table:style-name="ce13">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8"/>
            <table:table-cell table:number-columns-repeated="16377" table:style-name="ce1"/>
          </table:table-row>
          <table:table-row table:style-name="ro3" table:visibility="collapse">
            <table:table-cell table:style-name="ce42"/>
            <table:covered-table-cell/>
            <table:table-cell office:value-type="string" table:style-name="ce14">
              <text:p>InvalidNamspc_r10b</text:p>
            </table:table-cell>
            <table:table-cell office:value-type="string" table:style-name="ce43">
              <text:p>revision 1.0b, section 4,6</text:p>
            </table:table-cell>
            <table:table-cell office:value-type="string" table:content-validation-name="val1" table:style-name="ce45">
              <text:p>Issue write-uncorrect and cause SC=Invalid Namspc or Format</text:p>
            </table:table-cell>
            <table:table-cell office:value-type="string" table:style-name="ce13">
              <text:p>Determine Identify.NN and issue write-uncorrect cmd at LBA 0, where DW12.NLB = 0 to all namspcs not supported by DUT, expect failure.</text:p>
            </table:table-cell>
            <table:table-cell table:style-name="ce28"/>
            <table:table-cell table:number-columns-repeated="16377" table:style-name="ce1"/>
          </table:table-row>
          <table:table-row table:style-name="ro13" table:visibility="collapse">
            <table:table-cell table:style-name="ce42"/>
            <table:covered-table-cell/>
            <table:table-cell office:value-type="string" table:style-name="ce14">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3">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8"/>
            <table:table-cell table:number-columns-repeated="16377" table:style-name="ce1"/>
          </table:table-row>
          <table:table-row table:style-name="ro7" table:visibility="collapse">
            <table:table-cell table:style-name="ce42"/>
            <table:covered-table-cell/>
            <table:table-cell office:value-type="string" table:style-name="ce14">
              <text:p>IgnoreMetaPtr_r10b</text:p>
            </table:table-cell>
            <table:table-cell office:value-type="string" table:style-name="ce43">
              <text:p>revision 1.0b, section 6</text:p>
            </table:table-cell>
            <table:table-cell office:value-type="string" table:content-validation-name="val1" table:style-name="ce45">
              <text:p>Verify metadata ptr is not used</text:p>
            </table:table-cell>
            <table:table-cell office:value-type="string" table:style-name="ce13">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13" table:visibility="collapse">
            <table:table-cell table:style-name="ce42"/>
            <table:covered-table-cell/>
            <table:table-cell office:value-type="string" table:style-name="ce14">
              <text:p>NLB_r10b</text:p>
            </table:table-cell>
            <table:table-cell office:value-type="string" table:style-name="ce43">
              <text:p>revision 1.0b, section 6</text:p>
            </table:table-cell>
            <table:table-cell office:value-type="string" table:content-validation-name="val1" table:style-name="ce45">
              <text:p>Verify all values of Number of Log Blk (NLB)</text:p>
            </table:table-cell>
            <table:table-cell office:value-type="string" table:style-name="ce13">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8"/>
            <table:table-cell table:number-columns-repeated="16377" table:style-name="ce1"/>
          </table:table-row>
          <table:table-row table:style-name="ro11" table:visibility="collapse">
            <table:table-cell table:style-name="ce42"/>
            <table:covered-table-cell/>
            <table:table-cell office:value-type="string" table:style-name="ce14">
              <text:p>ValidateFuncBare_r10b</text:p>
            </table:table-cell>
            <table:table-cell office:value-type="string" table:style-name="ce43">
              <text:p>revision 1.0b, section 6</text:p>
            </table:table-cell>
            <table:table-cell office:value-type="string" table:content-validation-name="val1" table:style-name="ce45">
              <text:p>Validate functionality for bare namspcs</text:p>
            </table:table-cell>
            <table:table-cell office:value-type="string" table:style-name="ce13">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2" table:visibility="collapse">
            <table:table-cell table:style-name="ce42"/>
            <table:covered-table-cell/>
            <table:table-cell office:value-type="string" table:style-name="ce14">
              <text:p>ValidateFuncMeta_r10b</text:p>
            </table:table-cell>
            <table:table-cell office:value-type="string" table:style-name="ce43">
              <text:p>revision 1.0b, section 6</text:p>
            </table:table-cell>
            <table:table-cell office:value-type="string" table:content-validation-name="val1" table:style-name="ce45">
              <text:p>Validate functionality for meta namspcs</text:p>
            </table:table-cell>
            <table:table-cell office:value-type="string" table:style-name="ce13">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2" table:visibility="collapse">
            <table:table-cell table:style-name="ce42"/>
            <table:covered-table-cell/>
            <table:table-cell office:value-type="string" table:style-name="ce14">
              <text:p>ValidateFuncE2E_r10b</text:p>
            </table:table-cell>
            <table:table-cell office:value-type="string" table:style-name="ce43">
              <text:p>revision 1.0b, section 6</text:p>
            </table:table-cell>
            <table:table-cell office:value-type="string" table:content-validation-name="val1" table:style-name="ce45">
              <text:p>Validate functionality for E2E namspcs</text:p>
            </table:table-cell>
            <table:table-cell office:value-type="string" table:style-name="ce13">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group>
        <table:table-row table:style-name="ro7">
          <table:table-cell office:value-type="string" table:style-name="ce39">
            <text:p>GrpNVMDatasetMgmtCmd</text:p>
          </table:table-cell>
          <table:table-cell office:value-type="string" table:number-columns-spanned="1" table:number-rows-spanned="16" table:style-name="ce56">
            <text:p>NVM cmd set dataset mgmt test cases.</text:p>
          </table:table-cell>
          <table:table-cell office:value-type="string" table:style-name="ce29">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3" table:visibility="collapse">
            <table:table-cell table:style-name="ce7"/>
            <table:covered-table-cell/>
            <table:table-cell office:value-type="string" table:style-name="ce14">
              <text:p>InvalidNamspc_r10b</text:p>
            </table:table-cell>
            <table:table-cell office:value-type="string" table:style-name="ce43">
              <text:p>revision 1.0b, section 4,6</text:p>
            </table:table-cell>
            <table:table-cell office:value-type="string" table:content-validation-name="val1" table:style-name="ce45">
              <text:p>Issue dataset mgmt and cause SC=Invalid Namspc or Format</text:p>
            </table:table-cell>
            <table:table-cell office:value-type="string" table:style-name="ce13">
              <text:p>Determine Identify.NN and issue dataset mgmt cmd to all namspcs not supported by DUT, expect failure.</text:p>
            </table:table-cell>
            <table:table-cell table:style-name="ce28"/>
            <table:table-cell table:number-columns-repeated="16377" table:style-name="ce1"/>
          </table:table-row>
          <table:table-row table:style-name="ro11" table:visibility="collapse">
            <table:table-cell table:style-name="ce42"/>
            <table:covered-table-cell/>
            <table:table-cell office:value-type="string" table:style-name="ce14">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3">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8">
              <text:p>Each buffer's send_64b_bitmask = (MASK_PRP1_PAGE | MASK_PRP2_PAGE)</text:p>
            </table:table-cell>
            <table:table-cell table:number-columns-repeated="16377" table:style-name="ce1"/>
          </table:table-row>
          <table:table-row table:style-name="ro15" table:visibility="collapse">
            <table:table-cell table:style-name="ce42"/>
            <table:covered-table-cell/>
            <table:table-cell office:value-type="string" table:style-name="ce14">
              <text:p>PRP1PRP2NR_r10b</text:p>
            </table:table-cell>
            <table:table-cell office:value-type="string" table:style-name="ce43">
              <text:p>revision 1.0b, section 6</text:p>
            </table:table-cell>
            <table:table-cell office:value-type="string" table:content-validation-name="val1" table:style-name="ce45">
              <text:p>Verify all combinations of PRP1, PRP2, and Number of Ranges (NR)</text:p>
            </table:table-cell>
            <table:table-cell office:value-type="string" table:style-name="ce13">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office:value-type="string" table:style-name="ce28">
              <text:p>Use MemBuffer::InitOffset1stPage(); Each buffer's send_64b_bitmask = (MASK_PRP1_PAGE | MASK_PRP2_PAGE). It may be more efficient to preallocate all 256 different payload buffers up front and then reference them as the 2 loops issue a cmd.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1" table:visibility="collapse">
            <table:table-cell table:style-name="ce42"/>
            <table:covered-table-cell/>
            <table:table-cell office:value-type="string" table:style-name="ce14">
              <text:p>Attributes_r10b</text:p>
            </table:table-cell>
            <table:table-cell office:value-type="string" table:style-name="ce43">
              <text:p>revision 1.0b, section 6</text:p>
            </table:table-cell>
            <table:table-cell office:value-type="string" table:content-validation-name="val1" table:style-name="ce45">
              <text:p>Verify all combinations of attributes for all rang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2" table:visibility="collapse">
            <table:table-cell table:style-name="ce42"/>
            <table:covered-table-cell/>
            <table:table-cell office:value-type="string" table:style-name="ce14">
              <text:p>ConflictAttribSingle_r10b</text:p>
            </table:table-cell>
            <table:table-cell office:value-type="string" table:style-name="ce43">
              <text:p>revision 1.0b, section 6</text:p>
            </table:table-cell>
            <table:table-cell office:value-type="string" table:content-validation-name="val1" table:style-name="ce45">
              <text:p>Issue dataset mgmt single range cause SC=Conflicting Attributes</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3" table:visibility="collapse">
            <table:table-cell table:style-name="ce42"/>
            <table:covered-table-cell/>
            <table:table-cell office:value-type="string" table:style-name="ce14">
              <text:p>ConflictAttribAdjacent_r10b</text:p>
            </table:table-cell>
            <table:table-cell office:value-type="string" table:style-name="ce43">
              <text:p>revision 1.0b, section 6</text:p>
            </table:table-cell>
            <table:table-cell office:value-type="string" table:content-validation-name="val1" table:style-name="ce45">
              <text:p>Issue dataset mgmt adjacent ranges cause SC=Conflicting Attribut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7" table:visibility="collapse">
            <table:table-cell table:style-name="ce42"/>
            <table:covered-table-cell/>
            <table:table-cell office:value-type="string" table:style-name="ce14">
              <text:p>ConflictAttribOverlap_r10b</text:p>
            </table:table-cell>
            <table:table-cell office:value-type="string" table:style-name="ce43">
              <text:p>revision 1.0b, section 6</text:p>
            </table:table-cell>
            <table:table-cell office:value-type="string" table:content-validation-name="val1" table:style-name="ce45">
              <text:p>Issue dataset mgmt overlap ranges cause SC=Conflicting Attributes</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9" table:visibility="collapse">
            <table:table-cell table:style-name="ce42"/>
            <table:covered-table-cell/>
            <table:table-cell office:value-type="string" table:style-name="ce14">
              <text:p>IdenticalAttribOverlap_r10b</text:p>
            </table:table-cell>
            <table:table-cell office:value-type="string" table:style-name="ce43">
              <text:p>revision 1.0b, section 6</text:p>
            </table:table-cell>
            <table:table-cell office:value-type="string" table:content-validation-name="val1" table:style-name="ce45">
              <text:p>Issue dataset mgmt overlap ranges NOT cause SC=Conflicting Attrib</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4" table:visibility="collapse">
            <table:table-cell table:style-name="ce42"/>
            <table:covered-table-cell/>
            <table:table-cell office:value-type="string" table:style-name="ce14">
              <text:p>Dealloc1RangeEntireLen1Addr_r10b</text:p>
            </table:table-cell>
            <table:table-cell office:value-type="string" table:style-name="ce43">
              <text:p>revision 1.0b, section 6</text:p>
            </table:table-cell>
            <table:table-cell office:value-type="string" table:content-validation-name="val1" table:style-name="ce45">
              <text:p>Deallocate 1 range, entire length, 1 address</text:p>
            </table:table-cell>
            <table:table-cell office:value-type="string" table:style-name="ce13">
              <text:p>Search for 1 of the following namspcs to run test. Find 1st bare namspc, or find 1st meta namspc, or find 1st E2E namspc. 1) Write data pattern dword++, and approp metadata/E2E if nec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visibility="collapse">
            <table:table-cell table:style-name="ce42"/>
            <table:covered-table-cell/>
            <table:table-cell office:value-type="string" table:style-name="ce14">
              <text:p>Dealloc1RangeVaryLen1Addr_r10b</text:p>
            </table:table-cell>
            <table:table-cell office:value-type="string" table:style-name="ce43">
              <text:p>revision 1.0b, section 6</text:p>
            </table:table-cell>
            <table:table-cell office:value-type="string" table:content-validation-name="val1" table:style-name="ce45">
              <text:p>Deallocate 1 range, vary length, 1 address</text:p>
            </table:table-cell>
            <table:table-cell office:value-type="string" table:style-name="ce13">
              <text:p>Search for 1 of the following namspcs to run test. Find 1st bare namspc, or find 1st meta namspc, or find 1st E2E namspc. 1) Write data pattern dword++, and approp metadata/E2E if nec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visibility="collapse">
            <table:table-cell table:style-name="ce42"/>
            <table:covered-table-cell/>
            <table:table-cell office:value-type="string" table:style-name="ce14">
              <text:p>Dealloc1RangeVaryLenVaryAddr_r10b</text:p>
            </table:table-cell>
            <table:table-cell office:value-type="string" table:style-name="ce43">
              <text:p>revision 1.0b, section 6</text:p>
            </table:table-cell>
            <table:table-cell office:value-type="string" table:content-validation-name="val1" table:style-name="ce45">
              <text:p>Deallocate 1 range, vary length, vary address</text:p>
            </table:table-cell>
            <table:table-cell office:value-type="string" table:style-name="ce13">
              <text:p>Search for 1 of the following namspcs to run test. Find 1st bare namspc, or find 1st meta namspc, or find 1st E2E namspc. 1) Write data pattern dword++, and approp metadata/E2E if nec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visibility="collapse">
            <table:table-cell table:style-name="ce42"/>
            <table:covered-table-cell/>
            <table:table-cell office:value-type="string" table:style-name="ce14">
              <text:p>DeallocVaryRangeScaleLenScaleAddr_r10b</text:p>
            </table:table-cell>
            <table:table-cell office:value-type="string" table:style-name="ce43">
              <text:p>revision 1.0b, section 6</text:p>
            </table:table-cell>
            <table:table-cell office:value-type="string" table:content-validation-name="val1" table:style-name="ce45">
              <text:p>Deallocate vary range, scale length, scale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2" table:visibility="collapse">
            <table:table-cell table:style-name="ce42"/>
            <table:covered-table-cell/>
            <table:table-cell office:value-type="string" table:style-name="ce14">
              <text:p>DeallocVaryRangeVaryLenVaryAddr_r10b</text:p>
            </table:table-cell>
            <table:table-cell office:value-type="string" table:style-name="ce43">
              <text:p>revision 1.0b, section 6</text:p>
            </table:table-cell>
            <table:table-cell office:value-type="string" table:content-validation-name="val1" table:style-name="ce45">
              <text:p>Deallocate vary range, vary length, vary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visibility="collapse">
            <table:table-cell table:style-name="ce42"/>
            <table:covered-table-cell/>
            <table:table-cell office:value-type="string" table:style-name="ce14">
              <text:p>IntegralWriteAttrib_r10b</text:p>
            </table:table-cell>
            <table:table-cell office:value-type="string" table:style-name="ce43">
              <text:p>revision 1.0b, section 6</text:p>
            </table:table-cell>
            <table:table-cell office:value-type="string" table:content-validation-name="val1" table:style-name="ce45">
              <text:p>Verify functionality of integral dataset for write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2" table:visibility="collapse">
            <table:table-cell table:style-name="ce42"/>
            <table:covered-table-cell/>
            <table:table-cell office:value-type="string" table:style-name="ce14">
              <text:p>IntegralReadAttrib_r10b</text:p>
            </table:table-cell>
            <table:table-cell office:value-type="string" table:style-name="ce43">
              <text:p>revision 1.0b, section 6</text:p>
            </table:table-cell>
            <table:table-cell office:value-type="string" table:content-validation-name="val1" table:style-name="ce45">
              <text:p>Verify functionality of integral dataset for read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group>
        <table:table-row table:style-name="ro7">
          <table:table-cell office:value-type="string" table:style-name="ce39">
            <text:p>GrpNVMCompareCmd</text:p>
          </table:table-cell>
          <table:table-cell office:value-type="string" table:number-columns-spanned="1" table:number-rows-spanned="33" table:style-name="ce56">
            <text:p>NVM cmd set compare test cases.</text:p>
          </table:table-cell>
          <table:table-cell office:value-type="string" table:style-name="ce29">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12" table:visibility="collapse">
            <table:table-cell table:style-name="ce7"/>
            <table:covered-table-cell/>
            <table:table-cell office:value-type="string" table:style-name="ce29">
              <text:p>LBAOutOfRangeBare_r10b</text:p>
            </table:table-cell>
            <table:table-cell office:value-type="string" table:style-name="ce43">
              <text:p>revision 1.0b, section 4,6</text:p>
            </table:table-cell>
            <table:table-cell office:value-type="string" table:content-validation-name="val1" table:style-name="ce45">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4">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Bare_r10b.</text:p>
            </table:table-cell>
            <table:table-cell table:number-columns-repeated="16377" table:style-name="ce1"/>
          </table:table-row>
          <table:table-row table:style-name="ro12" table:visibility="collapse">
            <table:table-cell table:style-name="ce51"/>
            <table:covered-table-cell/>
            <table:table-cell office:value-type="string" table:style-name="ce29">
              <text:p>LBAOutOfRangeMeta_r10b</text:p>
            </table:table-cell>
            <table:table-cell office:value-type="string" table:style-name="ce43">
              <text:p>revision 1.0b, section 4,6</text:p>
            </table:table-cell>
            <table:table-cell office:value-type="string" table:content-validation-name="val1" table:style-name="ce45">
              <text:p>Issue compare and cause SC=LBA Out of Range on meta namspcs</text:p>
            </table:table-cell>
            <table:table-cell office:value-type="string" table:style-name="ce34">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Meta_r10b.</text:p>
            </table:table-cell>
            <table:table-cell table:number-columns-repeated="16377" table:style-name="ce1"/>
          </table:table-row>
          <table:table-row table:style-name="ro12" table:visibility="collapse">
            <table:table-cell table:style-name="ce51"/>
            <table:covered-table-cell/>
            <table:table-cell office:value-type="string" table:style-name="ce29">
              <text:p>LBAOutOfRangeE2E_r10b</text:p>
            </table:table-cell>
            <table:table-cell office:value-type="string" table:style-name="ce43">
              <text:p>revision 1.0b, section 4,6</text:p>
            </table:table-cell>
            <table:table-cell office:value-type="string" table:content-validation-name="val1" table:style-name="ce45">
              <text:p>Issue compare and cause SC=LBA Out of Range on E2E namspcs</text:p>
            </table:table-cell>
            <table:table-cell office:value-type="string" table:style-name="ce34">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E2E_r10b.</text:p>
            </table:table-cell>
            <table:table-cell table:number-columns-repeated="16377" table:style-name="ce1"/>
          </table:table-row>
          <table:table-row table:style-name="ro3" table:visibility="collapse">
            <table:table-cell table:style-name="ce42"/>
            <table:covered-table-cell/>
            <table:table-cell office:value-type="string" table:style-name="ce14">
              <text:p>InvalidNamspc_r10b</text:p>
            </table:table-cell>
            <table:table-cell office:value-type="string" table:style-name="ce43">
              <text:p>revision 1.0b, section 4,6</text:p>
            </table:table-cell>
            <table:table-cell office:value-type="string" table:content-validation-name="val1" table:style-name="ce45">
              <text:p>Issue compare and cause SC=Invalid Namspc or Format</text:p>
            </table:table-cell>
            <table:table-cell office:value-type="string" table:style-name="ce13">
              <text:p>Determine Identify.NN and issue compare cmd sending 1 block, to all namspcs not supported by DUT, expect failure.</text:p>
            </table:table-cell>
            <table:table-cell office:value-type="string" table:style-name="ce28">
              <text:p>NOTE: Similar test exists at GrpNVMWriteCmd/InvalidNamspc_r10b.</text:p>
            </table:table-cell>
            <table:table-cell table:number-columns-repeated="16377" table:style-name="ce1"/>
          </table:table-row>
          <table:table-row table:style-name="ro22" table:visibility="collapse">
            <table:table-cell table:style-name="ce42"/>
            <table:covered-table-cell/>
            <table:table-cell office:value-type="string" table:style-name="ce14">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cessary to the selected namspc at LBA 0, expect success. Issue a compare cmd sending 1 block, same data pattern, and approp supporting meta/E2E if neccessary to the selected namspc at LBA 0, expect success. Issue same cmd setting all unsupported/rsvd fields, expect success. Set: DW0_b15:10, DW2, DW3, DW12_b25:16, DW13_b31:8</text:p>
            </table:table-cell>
            <table:table-cell office:value-type="string" table:style-name="ce28">
              <text:p>NOTE: Similar test exists at GrpNVMWriteCmd/UnsupportedRsvdFields_r10b.</text:p>
            </table:table-cell>
            <table:table-cell table:number-columns-repeated="16377" table:style-name="ce1"/>
          </table:table-row>
          <table:table-row table:style-name="ro13" table:visibility="collapse">
            <table:table-cell table:style-name="ce42"/>
            <table:covered-table-cell/>
            <table:table-cell office:value-type="string" table:style-name="ce14">
              <text:p>IgnoreMetaPtrBare_r10b</text:p>
            </table:table-cell>
            <table:table-cell office:value-type="string" table:style-name="ce43">
              <text:p>revision 1.0b, section 6</text:p>
            </table:table-cell>
            <table:table-cell office:value-type="string" table:content-validation-name="val1" table:style-name="ce45">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8">
              <text:p>Use Cmd::SetDword() function to set MPTR field. NOTE: Similar test exists at GrpNVMWriteCmd/IgnoreMetaPtrBare_r10b.</text:p>
            </table:table-cell>
            <table:table-cell table:number-columns-repeated="16377" table:style-name="ce1"/>
          </table:table-row>
          <table:table-row table:style-name="ro11" table:visibility="collapse">
            <table:table-cell table:style-name="ce42"/>
            <table:covered-table-cell/>
            <table:table-cell office:value-type="string" table:style-name="ce14">
              <text:p>IgnoreMetaPtrMeta_r10b</text:p>
            </table:table-cell>
            <table:table-cell office:value-type="string" table:style-name="ce43">
              <text:p>revision 1.0b, section 6</text:p>
            </table:table-cell>
            <table:table-cell office:value-type="string" table:content-validation-name="val1" table:style-name="ce45">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Meta_r10b.</text:p>
            </table:table-cell>
            <table:table-cell table:number-columns-repeated="16377" table:style-name="ce1"/>
          </table:table-row>
          <table:table-row table:style-name="ro11" table:visibility="collapse">
            <table:table-cell table:style-name="ce42"/>
            <table:covered-table-cell/>
            <table:table-cell office:value-type="string" table:style-name="ce14">
              <text:p>IgnoreMetaPtrE2E_r10b</text:p>
            </table:table-cell>
            <table:table-cell office:value-type="string" table:style-name="ce43">
              <text:p>revision 1.0b, section 6</text:p>
            </table:table-cell>
            <table:table-cell office:value-type="string" table:content-validation-name="val1" table:style-name="ce45">
              <text:p>Verify metadata ptr is not used for E2E namspc</text:p>
            </table:table-cell>
            <table:table-cell office:value-type="string" table:style-name="ce13">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E2E_r10b.</text:p>
            </table:table-cell>
            <table:table-cell table:number-columns-repeated="16377" table:style-name="ce1"/>
          </table:table-row>
          <table:table-row table:style-name="ro11" table:visibility="collapse">
            <table:table-cell table:style-name="ce42"/>
            <table:covered-table-cell/>
            <table:table-cell office:value-type="string" table:style-name="ce14">
              <text:p>ProtInfoIgnoreBare_r10b</text:p>
            </table:table-cell>
            <table:table-cell office:value-type="string" table:style-name="ce43">
              <text:p>revision 1.0b, section 6</text:p>
            </table:table-cell>
            <table:table-cell office:value-type="string" table:content-validation-name="val1" table:style-name="ce45">
              <text:p>Verify protection info (PRINFO) is ignored for bare namspc</text:p>
            </table:table-cell>
            <table:table-cell office:value-type="string" table:style-name="ce13">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8">
              <text:p>NOTE: Similar test exists at GrpNVMWriteCmd/ProtInfoIgnoreBare_r10b.</text:p>
            </table:table-cell>
            <table:table-cell table:number-columns-repeated="16377" table:style-name="ce1"/>
          </table:table-row>
          <table:table-row table:style-name="ro11" table:visibility="collapse">
            <table:table-cell table:style-name="ce42"/>
            <table:covered-table-cell/>
            <table:table-cell office:value-type="string" table:style-name="ce14">
              <text:p>ProtInfoIgnoreMeta_r10b</text:p>
            </table:table-cell>
            <table:table-cell office:value-type="string" table:style-name="ce43">
              <text:p>revision 1.0b, section 6</text:p>
            </table:table-cell>
            <table:table-cell office:value-type="string" table:content-validation-name="val1" table:style-name="ce45">
              <text:p>Verify protection info (PRINFO) is ignored for meta namspc</text:p>
            </table:table-cell>
            <table:table-cell office:value-type="string" table:style-name="ce13">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8">
              <text:p>NOTE: Similar test exists at GrpNVMWriteCmd/ProtInfoIgnoreMeta_r10b.</text:p>
            </table:table-cell>
            <table:table-cell table:number-columns-repeated="16377" table:style-name="ce1"/>
          </table:table-row>
          <table:table-row table:style-name="ro12" table:visibility="collapse">
            <table:table-cell table:style-name="ce42"/>
            <table:covered-table-cell/>
            <table:table-cell office:value-type="string" table:style-name="ce14">
              <text:p>ConflictAttrib_r10b</text:p>
            </table:table-cell>
            <table:table-cell office:value-type="string" table:style-name="ce43">
              <text:p>revision 1.0b, section 6</text:p>
            </table:table-cell>
            <table:table-cell office:value-type="string" table:content-validation-name="val1" table:style-name="ce45">
              <text:p>Issue write and cause SC=Conflicting Attributes</text:p>
            </table:table-cell>
            <table:table-cell office:value-type="string" table:style-name="ce13">
              <text:p>Search for 1 of the following namspcs to run test. Find 1st bare namspc, or find 1st meta namspc, or find 1st E2E namspc. Issue identical compare cmds at LBA 0, sending 1 block with approp meta/E2E requirements if neccessary, where compare executes the ALGO listed below; each cmd should expect failure. The data pattern is a don't care. ALGO) Vary the cmd's DW13.DSM field for all possible permutations of values, while an inner loop iterates all reserved values for DW13.DSM_b3:0.</text:p>
            </table:table-cell>
            <table:table-cell office:value-type="string" table:style-name="ce28">
              <text:p>NOTE: Similar test exists at GrpNVMWriteCmd/ConflictAtrib_r10b.</text:p>
            </table:table-cell>
            <table:table-cell table:number-columns-repeated="16377" table:style-name="ce1"/>
          </table:table-row>
          <table:table-row table:style-name="ro14" table:visibility="collapse">
            <table:table-cell table:style-name="ce42"/>
            <table:covered-table-cell/>
            <table:table-cell office:value-type="string" table:style-name="ce14">
              <text:p>FUA_r10b</text:p>
            </table:table-cell>
            <table:table-cell office:value-type="string" table:style-name="ce43">
              <text:p>revision 1.0b, section 6</text:p>
            </table:table-cell>
            <table:table-cell office:value-type="string" table:content-validation-name="val1" table:style-name="ce45">
              <text:p>Verify Forced Unit Access (FUA)</text:p>
            </table:table-cell>
            <table:table-cell office:value-type="string" table:style-name="ce13">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cessary to the selected namspc at LBA 0. Before the compare can be expected to succeed, data must be laid down 1st by <text:s/>issuing a write cmd and approp metadata/E2E if neccessary, where it is sending 1 data block, data pattern dword++, at LBA 0.</text:p>
            </table:table-cell>
            <table:table-cell office:value-type="string" table:style-name="ce28">
              <text:p>NOTE: Similar test exists at GrpNVMWriteCmd/FUA_r10b.</text:p>
            </table:table-cell>
            <table:table-cell table:number-columns-repeated="16377" table:style-name="ce1"/>
          </table:table-row>
          <table:table-row table:style-name="ro12" table:visibility="collapse">
            <table:table-cell table:style-name="ce42"/>
            <table:covered-table-cell/>
            <table:table-cell office:value-type="string" table:style-name="ce14">
              <text:p>LimitedRetry_r10b</text:p>
            </table:table-cell>
            <table:table-cell office:value-type="string" table:style-name="ce43">
              <text:p>revision 1.0b, section 6</text:p>
            </table:table-cell>
            <table:table-cell office:value-type="string" table:content-validation-name="val1" table:style-name="ce45">
              <text:p>Verify limited retry<text:s/></text:p>
            </table:table-cell>
            <table:table-cell office:value-type="string" table:style-name="ce13">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cessary to the selected namspc at LBA 0. Before the compare can be expected to succeed, data must be laid down 1st by <text:s/>issuing a write cmd and approp metadata/E2E if neccessary, where it is sending 1 data block, data pattern dword++, at LBA 0.</text:p>
            </table:table-cell>
            <table:table-cell office:value-type="string" table:style-name="ce28">
              <text:p>NOTE: Similar test exists at GrpNVMWriteCmd/LimitedRetry_r10b.</text:p>
            </table:table-cell>
            <table:table-cell table:number-columns-repeated="16377" table:style-name="ce1"/>
          </table:table-row>
          <table:table-row table:style-name="ro3" table:visibility="collapse">
            <table:table-cell table:style-name="ce42"/>
            <table:covered-table-cell/>
            <table:table-cell office:value-type="string" table:style-name="ce52">
              <text:p>ProtInfo_r10b</text:p>
            </table:table-cell>
            <table:table-cell office:value-type="string" table:style-name="ce43">
              <text:p>revision 1.0b, section 6</text:p>
            </table:table-cell>
            <table:table-cell office:value-type="string" table:content-validation-name="val1" table:style-name="ce45">
              <text:p>Verify protection info (PRINFO) DW12.PRINFO functionality</text:p>
            </table:table-cell>
            <table:table-cell office:value-type="string" table:style-name="ce13">
              <text:p>TBD</text:p>
            </table:table-cell>
            <table:table-cell office:value-type="string" table:style-name="ce28">
              <text:p>NOTE: Similar test exists at GrpNVMWriteCmd/ProtInfo_r10b.</text:p>
            </table:table-cell>
            <table:table-cell table:number-columns-repeated="16377" table:style-name="ce1"/>
          </table:table-row>
          <table:table-row table:style-name="ro13" table:visibility="collapse">
            <table:table-cell table:style-name="ce42"/>
            <table:covered-table-cell/>
            <table:table-cell office:value-type="string" table:style-name="ce52">
              <text:p>InvalProtInfo_r10b</text:p>
            </table:table-cell>
            <table:table-cell office:value-type="string" table:style-name="ce43">
              <text:p>revision 1.0b, section 6</text:p>
            </table:table-cell>
            <table:table-cell office:value-type="string" table:content-validation-name="val1" table:style-name="ce45">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3" table:visibility="collapse">
            <table:table-cell table:style-name="ce42"/>
            <table:covered-table-cell/>
            <table:table-cell office:value-type="string" table:style-name="ce52">
              <text:p>ILBRT_r10b</text:p>
            </table:table-cell>
            <table:table-cell office:value-type="string" table:style-name="ce43">
              <text:p>revision 1.0b, section 6</text:p>
            </table:table-cell>
            <table:table-cell office:value-type="string" table:content-validation-name="val1" table:style-name="ce45">
              <text:p>Verify Init Logical Blk Ref Tag (ILBRT) DW14 functionality</text:p>
            </table:table-cell>
            <table:table-cell office:value-type="string" table:style-name="ce13">
              <text:p>TBD</text:p>
            </table:table-cell>
            <table:table-cell office:value-type="string" table:style-name="ce28">
              <text:p>NOTE: Similar test exists at GrpNVMWriteCmd/ILBRT_r10b.</text:p>
            </table:table-cell>
            <table:table-cell table:number-columns-repeated="16377" table:style-name="ce1"/>
          </table:table-row>
          <table:table-row table:style-name="ro3" table:visibility="collapse">
            <table:table-cell table:style-name="ce42"/>
            <table:covered-table-cell/>
            <table:table-cell office:value-type="string" table:style-name="ce52">
              <text:p>LBATM_r10b</text:p>
            </table:table-cell>
            <table:table-cell office:value-type="string" table:style-name="ce43">
              <text:p>revision 1.0b, section 6</text:p>
            </table:table-cell>
            <table:table-cell office:value-type="string" table:content-validation-name="val1" table:style-name="ce45">
              <text:p>Verify Logical Blk App Tag Mask (LBATM) DW15 functionality</text:p>
            </table:table-cell>
            <table:table-cell office:value-type="string" table:style-name="ce13">
              <text:p>TBD</text:p>
            </table:table-cell>
            <table:table-cell office:value-type="string" table:style-name="ce28">
              <text:p>NOTE: Similar test exists at GrpNVMWriteCmd/LBATM_r10b.</text:p>
            </table:table-cell>
            <table:table-cell table:number-columns-repeated="16377" table:style-name="ce1"/>
          </table:table-row>
          <table:table-row table:style-name="ro3" table:visibility="collapse">
            <table:table-cell table:style-name="ce42"/>
            <table:covered-table-cell/>
            <table:table-cell office:value-type="string" table:style-name="ce52">
              <text:p>LBAT_r10b</text:p>
            </table:table-cell>
            <table:table-cell office:value-type="string" table:style-name="ce43">
              <text:p>revision 1.0b, section 6</text:p>
            </table:table-cell>
            <table:table-cell office:value-type="string" table:content-validation-name="val1" table:style-name="ce45">
              <text:p>Verify Logical Blk App Tag (LBAT) DW16 functionality</text:p>
            </table:table-cell>
            <table:table-cell office:value-type="string" table:style-name="ce13">
              <text:p>TBD</text:p>
            </table:table-cell>
            <table:table-cell office:value-type="string" table:style-name="ce28">
              <text:p>NOTE: Similar test exists at GrpNVMWriteCmd/LBAT_r10b.</text:p>
            </table:table-cell>
            <table:table-cell table:number-columns-repeated="16377" table:style-name="ce1"/>
          </table:table-row>
          <table:table-row table:style-name="ro12" table:visibility="collapse">
            <table:table-cell table:style-name="ce7"/>
            <table:covered-table-cell/>
            <table:table-cell office:value-type="string" table:style-name="ce29">
              <text:p>RsvdBitsInPRP_r10b</text:p>
            </table:table-cell>
            <table:table-cell office:value-type="string" table:style-name="ce43">
              <text:p>revision 1.0b, section 4</text:p>
            </table:table-cell>
            <table:table-cell office:value-type="string" table:content-validation-name="val1" table:style-name="ce45">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15" table:visibility="collapse">
            <table:table-cell table:style-name="ce42"/>
            <table:covered-table-cell/>
            <table:table-cell office:value-type="string" table:style-name="ce14">
              <text:p>PRPOffsetSinglePgSingleBlk_r10b</text:p>
            </table:table-cell>
            <table:table-cell office:value-type="string" table:style-name="ce43">
              <text:p>revision 1.0b, section 6</text:p>
            </table:table-cell>
            <table:table-cell office:value-type="string" table:content-validation-name="val1" table:style-name="ce45">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16" table:visibility="collapse">
            <table:table-cell table:style-name="ce42"/>
            <table:covered-table-cell/>
            <table:table-cell office:value-type="string" table:style-name="ce14">
              <text:p>PRPOffsetSinglePgMultiBlk_r10b</text:p>
            </table:table-cell>
            <table:table-cell office:value-type="string" table:style-name="ce43">
              <text:p>revision 1.0b, section 6</text:p>
            </table:table-cell>
            <table:table-cell office:value-type="string" table:content-validation-name="val1" table:style-name="ce45">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7" table:visibility="collapse">
            <table:table-cell table:style-name="ce42"/>
            <table:covered-table-cell/>
            <table:table-cell office:value-type="string" table:style-name="ce14">
              <text:p>PRPOffsetDualPgMultiBlk_r10b</text:p>
            </table:table-cell>
            <table:table-cell office:value-type="string" table:style-name="ce43">
              <text:p>revision 1.0b, section 6</text:p>
            </table:table-cell>
            <table:table-cell office:value-type="string" table:content-validation-name="val1" table:style-name="ce45">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8" table:visibility="collapse">
            <table:table-cell table:style-name="ce42"/>
            <table:covered-table-cell/>
            <table:table-cell office:value-type="string" table:style-name="ce14">
              <text:p>PRPOffsetMultiPgMultiBlk_r10b</text:p>
            </table:table-cell>
            <table:table-cell office:value-type="string" table:style-name="ce43">
              <text:p>revision 1.0b, section 6</text:p>
            </table:table-cell>
            <table:table-cell office:value-type="string" table:content-validation-name="val1" table:style-name="ce45">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1" table:visibility="collapse">
            <table:table-cell table:style-name="ce42"/>
            <table:covered-table-cell/>
            <table:table-cell office:value-type="string" table:style-name="ce14">
              <text:p>StartingLBABare_r10b</text:p>
            </table:table-cell>
            <table:table-cell office:value-type="string" table:style-name="ce43">
              <text:p>revision 1.0b, section 6</text:p>
            </table:table-cell>
            <table:table-cell office:value-type="string" table:content-validation-name="val1" table:style-name="ce45">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8">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2" table:visibility="collapse">
            <table:table-cell table:style-name="ce42"/>
            <table:covered-table-cell/>
            <table:table-cell office:value-type="string" table:style-name="ce14">
              <text:p>StartingLBAMeta_r10b</text:p>
            </table:table-cell>
            <table:table-cell office:value-type="string" table:style-name="ce43">
              <text:p>revision 1.0b, section 6</text:p>
            </table:table-cell>
            <table:table-cell office:value-type="string" table:content-validation-name="val1" table:style-name="ce45">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8">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2" table:visibility="collapse">
            <table:table-cell table:style-name="ce42"/>
            <table:covered-table-cell/>
            <table:table-cell office:value-type="string" table:style-name="ce14">
              <text:p>StartingLBAE2E_r10b</text:p>
            </table:table-cell>
            <table:table-cell office:value-type="string" table:style-name="ce43">
              <text:p>revision 1.0b, section 6</text:p>
            </table:table-cell>
            <table:table-cell office:value-type="string" table:content-validation-name="val1" table:style-name="ce45">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8">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2" table:visibility="collapse">
            <table:table-cell table:style-name="ce42"/>
            <table:covered-table-cell/>
            <table:table-cell office:value-type="string" table:style-name="ce14">
              <text:p>NLBABare_r10b</text:p>
            </table:table-cell>
            <table:table-cell office:value-type="string" table:style-name="ce43">
              <text:p>revision 1.0b, section 6</text:p>
            </table:table-cell>
            <table:table-cell office:value-type="string" table:content-validation-name="val1" table:style-name="ce45">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8">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4" table:visibility="collapse">
            <table:table-cell table:style-name="ce42"/>
            <table:covered-table-cell/>
            <table:table-cell office:value-type="string" table:style-name="ce14">
              <text:p>NLBAMeta_r10b</text:p>
            </table:table-cell>
            <table:table-cell office:value-type="string" table:style-name="ce43">
              <text:p>revision 1.0b, section 6</text:p>
            </table:table-cell>
            <table:table-cell office:value-type="string" table:content-validation-name="val1" table:style-name="ce45">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4" table:visibility="collapse">
            <table:table-cell table:style-name="ce42"/>
            <table:covered-table-cell/>
            <table:table-cell office:value-type="string" table:style-name="ce14">
              <text:p>NLBAE2E_r10b</text:p>
            </table:table-cell>
            <table:table-cell office:value-type="string" table:style-name="ce43">
              <text:p>revision 1.0b, section 6</text:p>
            </table:table-cell>
            <table:table-cell office:value-type="string" table:content-validation-name="val1" table:style-name="ce45">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8">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20" table:visibility="collapse">
            <table:table-cell table:style-name="ce7"/>
            <table:covered-table-cell/>
            <table:table-cell office:value-type="string" table:style-name="ce14">
              <text:p>CapacityExceedBare_r10b</text:p>
            </table:table-cell>
            <table:table-cell office:value-type="string" table:style-name="ce43">
              <text:p>revision 1.0b, section 4,6</text:p>
            </table:table-cell>
            <table:table-cell office:value-type="string" table:content-validation-name="val1" table:style-name="ce45">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Bare_r10b</text:p>
            </table:table-cell>
            <table:table-cell table:number-columns-repeated="16377" table:style-name="ce1"/>
          </table:table-row>
          <table:table-row table:style-name="ro20" table:visibility="collapse">
            <table:table-cell table:style-name="ce42"/>
            <table:covered-table-cell/>
            <table:table-cell office:value-type="string" table:style-name="ce14">
              <text:p>CapacityExceedMeta_r10b</text:p>
            </table:table-cell>
            <table:table-cell office:value-type="string" table:style-name="ce43">
              <text:p>revision 1.0b, section 4,6</text:p>
            </table:table-cell>
            <table:table-cell office:value-type="string" table:content-validation-name="val1" table:style-name="ce45">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Meta_r10b</text:p>
            </table:table-cell>
            <table:table-cell table:number-columns-repeated="16377" table:style-name="ce1"/>
          </table:table-row>
          <table:table-row table:style-name="ro20" table:visibility="collapse">
            <table:table-cell table:style-name="ce42"/>
            <table:covered-table-cell/>
            <table:table-cell office:value-type="string" table:style-name="ce14">
              <text:p>CapacityExceedE2E_r10b</text:p>
            </table:table-cell>
            <table:table-cell office:value-type="string" table:style-name="ce43">
              <text:p>revision 1.0b, section 4,6</text:p>
            </table:table-cell>
            <table:table-cell office:value-type="string" table:content-validation-name="val1" table:style-name="ce45">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E2E_r10b</text:p>
            </table:table-cell>
            <table:table-cell table:number-columns-repeated="16377" table:style-name="ce1"/>
          </table:table-row>
        </table:table-row-group>
        <table:table-row table:style-name="ro13">
          <table:table-cell office:value-type="string" table:style-name="ce39">
            <text:p>GrpInterrupts</text:p>
          </table:table-cell>
          <table:table-cell office:value-type="string" table:number-columns-spanned="1" table:number-rows-spanned="10" table:style-name="ce56">
            <text:p>MSI-single, MSI-multi, MSI-X test cases.</text:p>
          </table:table-cell>
          <table:table-cell office:value-type="string" table:style-name="ce14">
            <text:p>InvalidMSIXIRQ_r10b</text:p>
          </table:table-cell>
          <table:table-cell office:value-type="string" table:style-name="ce43">
            <text:p>revision 1.0b, section 4,7</text:p>
          </table:table-cell>
          <table:table-cell office:value-type="string" table:content-validation-name="val1" table:style-name="ce45">
            <text:p>Associate illegal MSI-X IRQ and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3">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group>
          <table:table-row table:style-name="ro13">
            <table:table-cell table:style-name="ce42"/>
            <table:covered-table-cell/>
            <table:table-cell office:value-type="string" table:style-name="ce14">
              <text:p>InvalidMSIIRQ_r10b</text:p>
            </table:table-cell>
            <table:table-cell office:value-type="string" table:style-name="ce43">
              <text:p>revision 1.0b, section 4,7</text:p>
            </table:table-cell>
            <table:table-cell office:value-type="string" table:content-validation-name="val1" table:style-name="ce45">
              <text:p>Associate illegal MSI IRQ and cause SC=Invalid interrupt vector</text:p>
            </table:table-cell>
            <table:table-cell office:value-type="string" table:style-name="ce13">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 table:style-name="ro20">
            <table:table-cell table:style-name="ce42"/>
            <table:covered-table-cell/>
            <table:table-cell office:value-type="string" table:style-name="ce14">
              <text:p>MaxIOQMSIX1To1_r10b</text:p>
            </table:table-cell>
            <table:table-cell office:value-type="string" table:style-name="ce43">
              <text:p>revision 1.0b, section 4,7</text:p>
            </table:table-cell>
            <table:table-cell office:value-type="string" table:content-validation-name="val1" table:style-name="ce45">
              <text:p>Create and use the max allows IOCQ/IOSQ's under MSI-X (1:1)</text:p>
            </table:table-cell>
            <table:table-cell office:value-type="string" table:style-name="ce13">
              <text:p>Only allowed to execute test if the DUT supports MSI-X IRQ's by reporting the MSIXCAP PCI structures. Determine X, where X is the greater of 2048,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9">
            <table:table-cell table:style-name="ce42"/>
            <table:covered-table-cell/>
            <table:table-cell office:value-type="string" table:style-name="ce14">
              <text:p>MaxIOQMSIMulti1To1_r10b</text:p>
            </table:table-cell>
            <table:table-cell office:value-type="string" table:style-name="ce43">
              <text:p>revision 1.0b, section 4,7</text:p>
            </table:table-cell>
            <table:table-cell office:value-type="string" table:content-validation-name="val1" table:style-name="ce45">
              <text:p>Create and use the max allows IOCQ/IOSQ's under MSI-multi (1:1)</text:p>
            </table:table-cell>
            <table:table-cell office:value-type="string" table:style-name="ce13">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1">
            <table:table-cell table:style-name="ce42"/>
            <table:covered-table-cell/>
            <table:table-cell office:value-type="string" table:style-name="ce14">
              <text:p>MaxIOQMSISingle1To1_r10b</text:p>
            </table:table-cell>
            <table:table-cell office:value-type="string" table:style-name="ce43">
              <text:p>revision 1.0b, section 4,7</text:p>
            </table:table-cell>
            <table:table-cell office:value-type="string" table:content-validation-name="val1" table:style-name="ce45">
              <text:p>Create and use the max allows IOCQ/IOSQ's under MSI-single (1:1)</text:p>
            </table:table-cell>
            <table:table-cell office:value-type="string" table:style-name="ce13">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2">
            <table:table-cell table:style-name="ce42"/>
            <table:covered-table-cell/>
            <table:table-cell office:value-type="string" table:style-name="ce14">
              <text:p>MaxIOQMSIXManyTo1_r10b</text:p>
            </table:table-cell>
            <table:table-cell office:value-type="string" table:style-name="ce43">
              <text:p>revision 1.0b, section 4,7</text:p>
            </table:table-cell>
            <table:table-cell office:value-type="string" table:content-validation-name="val1" table:style-name="ce45">
              <text:p>Create and use the max allows IOCQ/IOSQ's under MSI-X (many:1)</text:p>
            </table:table-cell>
            <table:table-cell office:value-type="string" table:style-name="ce13">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4">
            <table:table-cell table:style-name="ce42"/>
            <table:covered-table-cell/>
            <table:table-cell office:value-type="string" table:style-name="ce14">
              <text:p>MaxIOQMSIManyTo1_r10b</text:p>
            </table:table-cell>
            <table:table-cell office:value-type="string" table:style-name="ce43">
              <text:p>revision 1.0b, section 4,7</text:p>
            </table:table-cell>
            <table:table-cell office:value-type="string" table:content-validation-name="val1" table:style-name="ce45">
              <text:p>Create and use the max allows IOCQ/IOSQ's under MSI-multi (many:1)</text:p>
            </table:table-cell>
            <table:table-cell office:value-type="string" table:style-name="ce13">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6">
            <table:table-cell table:style-name="ce42"/>
            <table:covered-table-cell/>
            <table:table-cell office:value-type="string" table:style-name="ce52">
              <text:p>PinBased_r10b</text:p>
            </table:table-cell>
            <table:table-cell office:value-type="string" table:style-name="ce43">
              <text:p>revision 1.0b, section 4,7</text:p>
            </table:table-cell>
            <table:table-cell office:value-type="string" table:content-validation-name="val1" table:style-name="ce45">
              <text:p>Validate pin base interrupts.</text:p>
            </table:table-cell>
            <table:table-cell office:value-type="string" table:style-name="ce13">
              <text:p>TBD</text:p>
            </table:table-cell>
            <table:table-cell office:value-type="string" table:style-name="ce28">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3">
            <table:table-cell table:style-name="ce42"/>
            <table:covered-table-cell/>
            <table:table-cell office:value-type="string" table:style-name="ce14">
              <text:p>PartialReapMSIX</text:p>
            </table:table-cell>
            <table:table-cell office:value-type="string" table:style-name="ce43">
              <text:p>revision 1.0b, section 4,7</text:p>
            </table:table-cell>
            <table:table-cell office:value-type="string" table:content-validation-name="val1" table:style-name="ce45">
              <text:p>Verify correct behavior during partial IOCQ reaping for MSI-X.</text:p>
            </table:table-cell>
            <table:table-cell office:value-type="string" table:style-name="ce13">
              <text:p>Only allowed to execute test if the DUT supports MSI-X IRQ's by reporting the MSIXCAP PCI structures. Create a single IOSQ/IOCQ pair. Issue 10 write cmds, 1 block each, data pattern is a don’t care. Wait until all 10 CE's arrive in IOCQ, reap 1 element and verify the number of IRQ's fired is still 10, continue reaping and veirfying until all CE's are reaped.</text:p>
            </table:table-cell>
            <table:table-cell table:style-name="ce28"/>
            <table:table-cell table:number-columns-repeated="16377" table:style-name="ce1"/>
          </table:table-row>
          <table:table-row table:style-name="ro18">
            <table:table-cell table:style-name="ce42"/>
            <table:covered-table-cell/>
            <table:table-cell office:value-type="string" table:style-name="ce14">
              <text:p>MSIInternalISReg</text:p>
            </table:table-cell>
            <table:table-cell office:value-type="string" table:style-name="ce43">
              <text:p>revision 1.0b, section 7</text:p>
            </table:table-cell>
            <table:table-cell office:value-type="string" table:content-validation-name="val1" table:style-name="ce45">
              <text:p>Verify hidden IS register is reset after DUT disabled for MSI.</text:p>
            </table:table-cell>
            <table:table-cell office:value-type="string" table:style-name="ce13">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8"/>
            <table:table-cell table:number-columns-repeated="16377" table:style-name="ce1"/>
          </table:table-row>
        </table:table-row-group>
        <table:table-row table:style-name="ro20">
          <table:table-cell office:value-type="string" table:style-name="ce39">
            <text:p>GrpAdminDeleteIOSQCmd</text:p>
          </table:table-cell>
          <table:table-cell office:value-type="string" table:number-columns-spanned="1" table:number-rows-spanned="4" table:style-name="ce56">
            <text:p>Admin cmd set delete IOSQ test cases.</text:p>
          </table:table-cell>
          <table:table-cell office:value-type="string" table:style-name="ce14">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3">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cessary to the selected namspc at LBA 0, data pattern of word++, read back, verify pattern.</text:p>
          </table:table-cell>
          <table:table-cell table:style-name="ce28"/>
          <table:table-cell table:number-columns-repeated="16377" table:style-name="ce1"/>
        </table:table-row>
        <table:table-row-group>
          <table:table-row table:style-name="ro7" table:visibility="collapse">
            <table:table-cell table:style-name="ce42"/>
            <table:covered-table-cell/>
            <table:table-cell office:value-type="string" table:style-name="ce14">
              <text:p>InvalidQID_r10b</text:p>
            </table:table-cell>
            <table:table-cell office:value-type="string" table:style-name="ce43">
              <text:p>revision 1.0b, section 5</text:p>
            </table:table-cell>
            <table:table-cell office:value-type="string" table:content-validation-name="val1" table:style-name="ce45">
              <text:p>Issue write and cause SC=Invalid queue identifier</text:p>
            </table:table-cell>
            <table:table-cell office:value-type="string" table:style-name="ce13">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8"/>
            <table:table-cell table:number-columns-repeated="16377" table:style-name="ce1"/>
          </table:table-row>
          <table:table-row table:style-name="ro20" table:visibility="collapse">
            <table:table-cell table:style-name="ce42"/>
            <table:covered-table-cell/>
            <table:table-cell office:value-type="string" table:style-name="ce14">
              <text:p>DeleteFullQ_r10b</text:p>
            </table:table-cell>
            <table:table-cell office:value-type="string" table:style-name="ce43">
              <text:p>revision 1.0b, section 5</text:p>
            </table:table-cell>
            <table:table-cell office:value-type="string" table:content-validation-name="val1" table:style-name="ce45">
              <text:p>Delete an IOS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 expect identical outcome.</text:p>
            </table:table-cell>
            <table:table-cell table:style-name="ce28"/>
            <table:table-cell table:number-columns-repeated="16377" table:style-name="ce1"/>
          </table:table-row>
          <table:table-row table:style-name="ro13" table:visibility="collapse">
            <table:table-cell table:style-name="ce42"/>
            <table:covered-table-cell/>
            <table:table-cell office:value-type="string" table:style-name="ce14">
              <text:p>DeleteAllAtOnce_r10b</text:p>
            </table:table-cell>
            <table:table-cell office:value-type="string" table:style-name="ce43">
              <text:p>revision 1.0b, section 5</text:p>
            </table:table-cell>
            <table:table-cell office:value-type="string" table:content-validation-name="val1" table:style-name="ce45">
              <text:p>Delete all IOS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20">
          <table:table-cell office:value-type="string" table:style-name="ce39">
            <text:p>GrpAdminDeleteIOCQCmd</text:p>
          </table:table-cell>
          <table:table-cell office:value-type="string" table:number-columns-spanned="1" table:number-rows-spanned="4" table:style-name="ce56">
            <text:p>Admin cmd set delete IOCQ test cases.</text:p>
          </table:table-cell>
          <table:table-cell office:value-type="string" table:style-name="ce14">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cessary to the selected namspc at LBA 0, data pattern of word++, read back, verify pattern.</text:p>
          </table:table-cell>
          <table:table-cell table:style-name="ce28"/>
          <table:table-cell table:number-columns-repeated="16377" table:style-name="ce1"/>
        </table:table-row>
        <table:table-row-group>
          <table:table-row table:style-name="ro7" table:visibility="collapse">
            <table:table-cell table:style-name="ce42"/>
            <table:covered-table-cell/>
            <table:table-cell office:value-type="string" table:style-name="ce14">
              <text:p>InvalidQID_r10b</text:p>
            </table:table-cell>
            <table:table-cell office:value-type="string" table:style-name="ce43">
              <text:p>revision 1.0b, section 5</text:p>
            </table:table-cell>
            <table:table-cell office:value-type="string" table:content-validation-name="val1" table:style-name="ce45">
              <text:p>Issue write and cause SC=Invalid queue identifier</text:p>
            </table:table-cell>
            <table:table-cell office:value-type="string" table:style-name="ce13">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8"/>
            <table:table-cell table:number-columns-repeated="16377" table:style-name="ce1"/>
          </table:table-row>
          <table:table-row table:style-name="ro22" table:visibility="collapse">
            <table:table-cell table:style-name="ce42"/>
            <table:covered-table-cell/>
            <table:table-cell office:value-type="string" table:style-name="ce14">
              <text:p>DeleteFullQ_r10b</text:p>
            </table:table-cell>
            <table:table-cell office:value-type="string" table:style-name="ce43">
              <text:p>revision 1.0b, section 5</text:p>
            </table:table-cell>
            <table:table-cell office:value-type="string" table:content-validation-name="val1" table:style-name="ce45">
              <text:p>Delete an IOC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 expect identical outcome.</text:p>
            </table:table-cell>
            <table:table-cell table:style-name="ce28"/>
            <table:table-cell table:number-columns-repeated="16377" table:style-name="ce1"/>
          </table:table-row>
          <table:table-row table:style-name="ro11" table:visibility="collapse">
            <table:table-cell table:style-name="ce42"/>
            <table:covered-table-cell/>
            <table:table-cell office:value-type="string" table:style-name="ce14">
              <text:p>DeleteAllAtOnce_r10b</text:p>
            </table:table-cell>
            <table:table-cell office:value-type="string" table:style-name="ce43">
              <text:p>revision 1.0b, section 5</text:p>
            </table:table-cell>
            <table:table-cell office:value-type="string" table:content-validation-name="val1" table:style-name="ce45">
              <text:p>Delete all IOC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22">
          <table:table-cell office:value-type="string" table:style-name="ce13">
            <text:p>GrpAdminCreateIOCQCmd</text:p>
          </table:table-cell>
          <table:table-cell office:value-type="string" table:number-columns-spanned="1" table:number-rows-spanned="3" table:style-name="ce56">
            <text:p>Admin cmd set create IOCQ test cases only.</text:p>
          </table:table-cell>
          <table:table-cell office:value-type="string" table:style-name="ce14">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cessary to the selected namspc at LBA 0, data pattern of word++, read back, verify pattern.</text:p>
          </table:table-cell>
          <table:table-cell table:style-name="ce28"/>
          <table:table-cell table:number-columns-repeated="16377" table:style-name="ce1"/>
        </table:table-row>
        <table:table-row-group>
          <table:table-row table:style-name="ro3" table:visibility="collapse">
            <table:table-cell table:style-name="ce42"/>
            <table:covered-table-cell/>
            <table:table-cell office:value-type="string" table:style-name="ce14">
              <text:p>InvalidQID_r10b</text:p>
            </table:table-cell>
            <table:table-cell office:value-type="string" table:style-name="ce43">
              <text:p>revision 1.0b, section 5</text:p>
            </table:table-cell>
            <table:table-cell office:value-type="string" table:content-validation-name="val1" table:style-name="ce45">
              <text:p>Issue CreateIOCQ cause SC=Invalid queue identifier</text:p>
            </table:table-cell>
            <table:table-cell office:value-type="string" table:style-name="ce13">
              <text:p>Calc X, where X = max num IOQ's DUT will support. Issue CreateIOCQ cmds specifying QID's ranging from (X+1) to 0xffff, expect failure.</text:p>
            </table:table-cell>
            <table:table-cell table:style-name="ce28"/>
            <table:table-cell table:number-columns-repeated="16377" table:style-name="ce1"/>
          </table:table-row>
          <table:table-row table:style-name="ro3" table:visibility="collapse">
            <table:table-cell table:style-name="ce42"/>
            <table:covered-table-cell/>
            <table:table-cell office:value-type="string" table:style-name="ce14">
              <text:p>MaxQSizeExceed_r10b</text:p>
            </table:table-cell>
            <table:table-cell office:value-type="string" table:style-name="ce43">
              <text:p>revision 1.0b, section 5</text:p>
            </table:table-cell>
            <table:table-cell office:value-type="string" table:content-validation-name="val1" table:style-name="ce45">
              <text:p>Issue CreateIOCQ cause SC=Maximum queue size exceeded</text:p>
            </table:table-cell>
            <table:table-cell office:value-type="string" table:style-name="ce13">
              <text:p>CreateIOCQ cmds specifying DW10.QSIZE ranging from CAP.MQES to 0xffff, expect failure.</text:p>
            </table:table-cell>
            <table:table-cell table:style-name="ce28"/>
            <table:table-cell table:number-columns-repeated="16377" table:style-name="ce1"/>
          </table:table-row>
        </table:table-row-group>
        <table:table-row table:style-name="ro22">
          <table:table-cell office:value-type="string" table:style-name="ce13">
            <text:p>GrpAdminCreateIOSQCmd</text:p>
          </table:table-cell>
          <table:table-cell office:value-type="string" table:number-columns-spanned="1" table:number-rows-spanned="5" table:style-name="ce56">
            <text:p>Admin cmd set create IOSQ test cases only.</text:p>
          </table:table-cell>
          <table:table-cell office:value-type="string" table:style-name="ce14">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cessary to the selected namspc at LBA 0, data pattern of word++, read back, verify pattern.</text:p>
          </table:table-cell>
          <table:table-cell office:value-type="string" table:style-name="ce28">
            <text:p>Test is similar to GrpAdminCreateIOCQCmd/UnsupportRrvdFields_r10b</text:p>
          </table:table-cell>
          <table:table-cell table:number-columns-repeated="16377" table:style-name="ce1"/>
        </table:table-row>
        <table:table-row-group>
          <table:table-row table:style-name="ro6" table:visibility="collapse">
            <table:table-cell table:style-name="ce42"/>
            <table:covered-table-cell/>
            <table:table-cell office:value-type="string" table:style-name="ce14">
              <text:p>InvalidQID_r10b</text:p>
            </table:table-cell>
            <table:table-cell office:value-type="string" table:style-name="ce43">
              <text:p>revision 1.0b, section 5</text:p>
            </table:table-cell>
            <table:table-cell office:value-type="string" table:content-validation-name="val1" table:style-name="ce45">
              <text:p>Issue CreateIOSQ cause SC=Invalid queue identifier</text:p>
            </table:table-cell>
            <table:table-cell office:value-type="string" table:style-name="ce13">
              <text:p>Calc X, where X = max num IOQ's DUT will support. Issue a CreateIOCQ cmd, with QID=0xffff, num elements=2, expect success. Then issue a correlating CreateIOSQ cmds specifying QID's ranging from (X+1) to 0xffff, expect failure.</text:p>
            </table:table-cell>
            <table:table-cell table:style-name="ce28"/>
            <table:table-cell table:number-columns-repeated="16377" table:style-name="ce1"/>
          </table:table-row>
          <table:table-row table:style-name="ro6" table:visibility="collapse">
            <table:table-cell table:style-name="ce42"/>
            <table:covered-table-cell/>
            <table:table-cell office:value-type="string" table:style-name="ce14">
              <text:p>MaxQSizeExceed_r10b</text:p>
            </table:table-cell>
            <table:table-cell office:value-type="string" table:style-name="ce43">
              <text:p>revision 1.0b, section 5</text:p>
            </table:table-cell>
            <table:table-cell office:value-type="string" table:content-validation-name="val1" table:style-name="ce45">
              <text:p>Issue CreateIOSQ cause SC=Maximum queue size exceeded</text:p>
            </table:table-cell>
            <table:table-cell office:value-type="string" table:style-name="ce13">
              <text:p>Issue a CreateIOCQ cmd, with QID=0xffff, num elements=2, expect success. Then issue a correlating CreateIOSQ cmds specifying DW10.QSIZE ranging from CAP.MQES to 0xffff, expect failure.</text:p>
            </table:table-cell>
            <table:table-cell table:style-name="ce28"/>
            <table:table-cell table:number-columns-repeated="16377" table:style-name="ce1"/>
          </table:table-row>
          <table:table-row table:style-name="ro6" table:visibility="collapse">
            <table:table-cell table:style-name="ce50"/>
            <table:covered-table-cell/>
            <table:table-cell office:value-type="string" table:style-name="ce14">
              <text:p>CompletionQInvalid_r10b</text:p>
            </table:table-cell>
            <table:table-cell office:value-type="string" table:style-name="ce43">
              <text:p>revision 1.0b, section 5</text:p>
            </table:table-cell>
            <table:table-cell office:value-type="string" table:content-validation-name="val1" table:style-name="ce45">
              <text:p>Issue CreateIOSQ cause SC=Completion queue invalid</text:p>
            </table:table-cell>
            <table:table-cell office:value-type="string" table:style-name="ce13">
              <text:p>Issue a CreateIOCQ cmd, with QID=0xffff, num elements=2, expect success. Then issue a correlating CreateIOSQ cmds, with QID=0xffff, and range DW11.CQID from 1 to 0xfffe, expect failure.</text:p>
            </table:table-cell>
            <table:table-cell table:style-name="ce28"/>
            <table:table-cell table:number-columns-repeated="16377" table:style-name="ce1"/>
          </table:table-row>
          <table:table-row table:style-name="ro7" table:visibility="collapse">
            <table:table-cell table:style-name="ce50"/>
            <table:covered-table-cell/>
            <table:table-cell office:value-type="string" table:style-name="ce14">
              <text:p>AcceptQPriority_r10b</text:p>
            </table:table-cell>
            <table:table-cell office:value-type="string" table:style-name="ce43">
              <text:p>revision 1.0b, section 5</text:p>
            </table:table-cell>
            <table:table-cell office:value-type="string" table:content-validation-name="val1" table:style-name="ce45">
              <text:p>Issue CreateIOSQ and verify queue priority is accepted.</text:p>
            </table:table-cell>
            <table:table-cell office:value-type="string" table:style-name="ce13">
              <text:p>Issue a CreateIOCQ cmd, with QID=0xffff, num elements=2, expect success. Then issue a correlating CreateIOSQ cmds, with QID=0xffff, and range DW11_b2:1 thru all possible values, expect success. Delete the IOSQ between creations.</text:p>
            </table:table-cell>
            <table:table-cell table:style-name="ce28"/>
            <table:table-cell table:number-columns-repeated="16377" table:style-name="ce1"/>
          </table:table-row>
        </table:table-row-group>
        <table:table-row table:style-name="ro22">
          <table:table-cell office:value-type="string" table:style-name="ce13">
            <text:p>GrpAdminCreateIOQCmd</text:p>
          </table:table-cell>
          <table:table-cell office:value-type="string" table:number-columns-spanned="1" table:number-rows-spanned="7" table:style-name="ce56">
            <text:p>Admin cmd set create IOSQ and create IOCQ test cases. Common group needed to make the test cases more efficient where the same test may validate both types of creation simultaneously.</text:p>
          </table:table-cell>
          <table:table-cell office:value-type="string" table:style-name="ce29">
            <text:p>RsvdBitsInPRP_r10b</text:p>
          </table:table-cell>
          <table:table-cell office:value-type="string" table:style-name="ce43">
            <text:p>revision 1.0b, section 5</text:p>
          </table:table-cell>
          <table:table-cell office:value-type="string" table:content-validation-name="val1" table:style-name="ce45">
            <text:p>Verify rsvd fields ignored in PRP1</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cessary to the selected namspc at LBA 0, data pattern of word++, read back, verify pattern.</text:p>
          </table:table-cell>
          <table:table-cell table:style-name="ce28"/>
          <table:table-cell table:number-columns-repeated="16377" table:style-name="ce1"/>
        </table:table-row>
        <table:table-row-group>
          <table:table-row table:style-name="ro12" table:visibility="collapse">
            <table:table-cell table:style-name="ce42"/>
            <table:covered-table-cell/>
            <table:table-cell office:value-type="string" table:style-name="ce14">
              <text:p>PRPLessPageContig_r10b</text:p>
            </table:table-cell>
            <table:table-cell office:value-type="string" table:style-name="ce43">
              <text:p>revision 1.0b, section 5</text:p>
            </table:table-cell>
            <table:table-cell office:value-type="string" table:content-validation-name="val1" table:style-name="ce45">
              <text:p>Create IOQ's backed by 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2" table:visibility="collapse">
            <table:table-cell table:style-name="ce42"/>
            <table:covered-table-cell/>
            <table:table-cell office:value-type="string" table:style-name="ce14">
              <text:p>PRPLessPageDiscontig_r10b</text:p>
            </table:table-cell>
            <table:table-cell office:value-type="string" table:style-name="ce43">
              <text:p>revision 1.0b, section 5</text:p>
            </table:table-cell>
            <table:table-cell office:value-type="string" table:content-validation-name="val1" table:style-name="ce45">
              <text:p>Create IOQ's backed by dis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8">
              <text:p>Use MemBuffer::InitOffset1stPage(); Each buffer's send_64b_bitmask = (MASK_PRP1_PAGE);<text:s/></text:p>
            </table:table-cell>
            <table:table-cell table:number-columns-repeated="16377" table:style-name="ce1"/>
          </table:table-row>
          <table:table-row table:style-name="ro22" table:visibility="collapse">
            <table:table-cell table:style-name="ce42"/>
            <table:covered-table-cell/>
            <table:table-cell office:value-type="string" table:style-name="ce14">
              <text:p>PRPSinglePageContig_r10b</text:p>
            </table:table-cell>
            <table:table-cell office:value-type="string" table:style-name="ce43">
              <text:p>revision 1.0b, section 5</text:p>
            </table:table-cell>
            <table:table-cell office:value-type="string" table:content-validation-name="val1" table:style-name="ce45">
              <text:p>Create IOQ's backed by contigous memory = 1 page.</text:p>
            </table:table-cell>
            <table:table-cell office:value-type="string" table:style-name="ce13">
              <text:p>May only run this test if (CAP.MQES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22" table:visibility="collapse">
            <table:table-cell table:style-name="ce42"/>
            <table:covered-table-cell/>
            <table:table-cell office:value-type="string" table:style-name="ce14">
              <text:p>PRPSinglePageDiscontig_r10b</text:p>
            </table:table-cell>
            <table:table-cell office:value-type="string" table:style-name="ce43">
              <text:p>revision 1.0b, section 5</text:p>
            </table:table-cell>
            <table:table-cell office:value-type="string" table:content-validation-name="val1" table:style-name="ce45">
              <text:p>Create IOQ's backed by discontigous memory = 1 page.</text:p>
            </table:table-cell>
            <table:table-cell office:value-type="string" table:style-name="ce13">
              <text:p>May only run this test if (CAP.MQES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 table:style-name="ro22" table:visibility="collapse">
            <table:table-cell table:style-name="ce42"/>
            <table:covered-table-cell/>
            <table:table-cell office:value-type="string" table:style-name="ce14">
              <text:p>PRPGreaterPageContig_r10b</text:p>
            </table:table-cell>
            <table:table-cell office:value-type="string" table:style-name="ce43">
              <text:p>revision 1.0b, section 5</text:p>
            </table:table-cell>
            <table:table-cell office:value-type="string" table:content-validation-name="val1" table:style-name="ce45">
              <text:p>Create IOQ's backed by contigous memory &gt; 1 page.</text:p>
            </table:table-cell>
            <table:table-cell office:value-type="string" table:style-name="ce13">
              <text:p>May only run this test if (CAP.MQES &gt; (CC.MPS / CC.IOCQES)). Search for 1 of the following namspcs to run test. Find 1st bare namspc, or find 1st meta namspc, or find 1st E2E namspc. Issue a CreateIOCQ cmd, with QID=0xffff, num elements=CAP.MQES; where CC.IOCQES=Identify.SQES_b3:0, backed by 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22" table:visibility="collapse">
            <table:table-cell table:style-name="ce42"/>
            <table:covered-table-cell/>
            <table:table-cell office:value-type="string" table:style-name="ce14">
              <text:p>PRPGreaterPageDiscontig_r10b</text:p>
            </table:table-cell>
            <table:table-cell office:value-type="string" table:style-name="ce43">
              <text:p>revision 1.0b, section 5</text:p>
            </table:table-cell>
            <table:table-cell office:value-type="string" table:content-validation-name="val1" table:style-name="ce45">
              <text:p>Create IOQ's backed by discontigous memory &gt; 1 page.</text:p>
            </table:table-cell>
            <table:table-cell office:value-type="string" table:style-name="ce13">
              <text:p>May only run this test if (CAP.MQES &gt; (CC.MPS / CC.IOCQES)). Search for 1 of the following namspcs to run test. Find 1st bare namspc, or find 1st meta namspc, or find 1st E2E namspc. Issue a CreateIOCQ cmd, with QID=0xffff, num elements=CAP.MQES; where CC.IOCQES=Identify.SQES_b3:0, backed by dis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group>
        <table:table-row table:style-name="ro4">
          <table:table-cell office:value-type="string" table:style-name="ce39">
            <text:p>GrpAdminGetLogPgCmd</text:p>
          </table:table-cell>
          <table:table-cell office:value-type="string" table:style-name="ce13">
            <text:p>Admin cmd set get log page test cases.</text:p>
          </table:table-cell>
          <table:table-cell office:value-type="string" table:style-name="ce53">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IdentifyCmd</text:p>
          </table:table-cell>
          <table:table-cell office:value-type="string" table:style-name="ce13">
            <text:p>Admin cmd set identify test cases.</text:p>
          </table:table-cell>
          <table:table-cell office:value-type="string" table:style-name="ce53">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AbortCmd</text:p>
          </table:table-cell>
          <table:table-cell office:value-type="string" table:style-name="ce13">
            <text:p>Admin cmd set abort test cases.</text:p>
          </table:table-cell>
          <table:table-cell office:value-type="string" table:style-name="ce53">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SetFeatCmd</text:p>
          </table:table-cell>
          <table:table-cell office:value-type="string" table:style-name="ce13">
            <text:p>Admin cmd set features test cases.</text:p>
          </table:table-cell>
          <table:table-cell office:value-type="string" table:style-name="ce53">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GetFeatCmd</text:p>
          </table:table-cell>
          <table:table-cell office:value-type="string" table:style-name="ce13">
            <text:p>Admin cmd set get features test cases.</text:p>
          </table:table-cell>
          <table:table-cell office:value-type="string" table:style-name="ce53">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 table:style-name="ro5">
          <table:table-cell office:value-type="string" table:style-name="ce39">
            <text:p>GrpAdminAsyncCmd</text:p>
          </table:table-cell>
          <table:table-cell office:value-type="string" table:style-name="ce13">
            <text:p>Admin cmd set async event request test cases.</text:p>
          </table:table-cell>
          <table:table-cell office:value-type="string" table:style-name="ce53">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 table:style-name="ro7">
          <table:table-cell office:value-type="string" table:style-name="ce39">
            <text:p>GrpAdminFirmActCmd</text:p>
          </table:table-cell>
          <table:table-cell office:value-type="string" table:number-columns-spanned="1" table:number-rows-spanned="2" table:style-name="ce56">
            <text:p>Admin cmd set firmware activate test cases.</text:p>
          </table:table-cell>
          <table:table-cell office:value-type="string" table:style-name="ce47">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4">
            <table:table-cell table:style-name="ce7"/>
            <table:covered-table-cell/>
            <table:table-cell office:value-type="string" table:style-name="ce54">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group>
        <table:table-row table:style-name="ro7">
          <table:table-cell office:value-type="string" table:style-name="ce39">
            <text:p>GrpAdminFirmImgCmd</text:p>
          </table:table-cell>
          <table:table-cell office:value-type="string" table:number-columns-spanned="1" table:number-rows-spanned="2" table:style-name="ce56">
            <text:p>Admin cmd set firmware image download test cases.</text:p>
          </table:table-cell>
          <table:table-cell office:value-type="string" table:style-name="ce47">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4">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group>
        <table:table-row table:style-name="ro7">
          <table:table-cell office:value-type="string" table:style-name="ce39">
            <text:p>GrpAdminFormatNVMCmd</text:p>
          </table:table-cell>
          <table:table-cell office:value-type="string" table:number-columns-spanned="1" table:number-rows-spanned="2" table:style-name="ce56">
            <text:p>Admin cmd set format NVM test cases.</text:p>
          </table:table-cell>
          <table:table-cell office:value-type="string" table:style-name="ce47">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4">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group>
        <table:table-row table:style-name="ro7">
          <table:table-cell office:value-type="string" table:style-name="ce39">
            <text:p>GrpAdminSecSendCmd</text:p>
          </table:table-cell>
          <table:table-cell office:value-type="string" table:number-columns-spanned="1" table:number-rows-spanned="2" table:style-name="ce56">
            <text:p>Admin cmd set security send test cases.</text:p>
          </table:table-cell>
          <table:table-cell office:value-type="string" table:style-name="ce47">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4">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group>
        <table:table-row table:style-name="ro7">
          <table:table-cell office:value-type="string" table:style-name="ce39">
            <text:p>GrpAdminSecRcvCmd</text:p>
          </table:table-cell>
          <table:table-cell office:value-type="string" table:number-columns-spanned="1" table:number-rows-spanned="2" table:style-name="ce56">
            <text:p>Admin cmd set security receive test cases.</text:p>
          </table:table-cell>
          <table:table-cell office:value-type="string" table:style-name="ce47">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4">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group>
        <table:table-row table:style-name="ro4">
          <table:table-cell office:value-type="string" table:style-name="ce39">
            <text:p>GrpFusedOps</text:p>
          </table:table-cell>
          <table:table-cell office:value-type="string" table:style-name="ce13">
            <text:p>Fused operational test cases.</text:p>
          </table:table-cell>
          <table:table-cell office:value-type="string" table:style-name="ce53">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RndRobin</text:p>
          </table:table-cell>
          <table:table-cell office:value-type="string" table:style-name="ce13">
            <text:p>Round robin arbitration test cases.</text:p>
          </table:table-cell>
          <table:table-cell office:value-type="string" table:style-name="ce53">
            <text:p>TBD</text:p>
          </table:table-cell>
          <table:table-cell office:value-type="string" table:style-name="ce43">
            <text:p>revision 1.0b, section 4</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 table:style-name="ro3">
          <table:table-cell office:value-type="string" table:style-name="ce39">
            <text:p>GrpRndRobinUrgent</text:p>
          </table:table-cell>
          <table:table-cell office:value-type="string" table:style-name="ce13">
            <text:p>Weighted round robin with urgent priority arbitration test cases.</text:p>
          </table:table-cell>
          <table:table-cell office:value-type="string" table:style-name="ce53">
            <text:p>TBD</text:p>
          </table:table-cell>
          <table:table-cell office:value-type="string" table:style-name="ce43">
            <text:p>revision 1.0b, section 4</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PowerMgmt</text:p>
          </table:table-cell>
          <table:table-cell office:value-type="string" table:style-name="ce13">
            <text:p>Power management test cases.</text:p>
          </table:table-cell>
          <table:table-cell office:value-type="string" table:style-name="ce53">
            <text:p>TBD</text:p>
          </table:table-cell>
          <table:table-cell office:value-type="string" table:style-name="ce43">
            <text:p>revision 1.0b, section ???</text:p>
          </table:table-cell>
          <table:table-cell office:value-type="string" table:content-validation-name="val1" table:style-name="ce45">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4">
            <text:p>TBD</text:p>
          </table:table-cell>
          <table:table-cell table:style-name="ce28"/>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2"/>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6" table:style-name="ro1">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trentmee</dc:creator>
    <meta:creation-date>2011-06-18T13:55:25Z</meta:creation-date>
    <dc:date>2012-02-13T20:38:51Z</dc:date>
    <meta:print-date>2012-02-10T16:57:31Z</meta:print-date>
  </office:meta>
</office:document-meta>
</file>